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 style:data-style-name="N2"/>
    <style:style style:name="ce7" style:family="table-cell" style:parent-style-name="Default"/>
    <style:style style:name="ce8" style:family="table-cell" style:parent-style-name="Default" style:data-style-name="N2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ce11" style:family="table-cell" style:parent-style-name="Default"/>
    <style:style style:name="ce12" style:family="table-cell" style:parent-style-name="Default" style:data-style-name="N2"/>
    <style:style style:name="ce13" style:family="table-cell" style:parent-style-name="Default" style:data-style-name="N2"/>
    <style:style style:name="ce14" style:family="table-cell" style:parent-style-name="Default" style:data-style-name="N2"/>
    <style:style style:name="ce15" style:family="table-cell" style:parent-style-name="Default" style:data-style-name="N2"/>
    <style:style style:name="ce16" style:family="table-cell" style:parent-style-name="Default"/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/>
    <style:style style:name="ce20" style:family="table-cell" style:parent-style-name="Default" style:data-style-name="N2"/>
    <style:style style:name="ce21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>
      <style:text-properties style:font-name="Liberation Sans Narrow"/>
    </style:style>
    <style:style style:name="ce25" style:family="table-cell" style:parent-style-name="Default"/>
    <style:style style:name="ce26" style:family="table-cell" style:parent-style-name="Default" style:data-style-name="N2"/>
    <style:style style:name="ce27" style:family="table-cell" style:parent-style-name="Default" style:data-style-name="N2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 style:data-style-name="N2"/>
    <style:style style:name="ce3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4" table:default-cell-style-name="ce5"/>
        <table:table-column table:style-name="co5" table:default-cell-style-name="ce6"/>
        <table:table-column table:style-name="co5" table:visibility="collapse" table:default-cell-style-name="ce7"/>
        <table:table-column table:style-name="co6" table:default-cell-style-name="ce9"/>
        <table:table-column table:style-name="co6" table:default-cell-style-name="ce10"/>
        <table:table-column table:style-name="co7" table:visibility="collapse" table:default-cell-style-name="ce11"/>
        <table:table-column table:style-name="co7" table:default-cell-style-name="ce12"/>
        <table:table-column table:style-name="co7" table:default-cell-style-name="ce13"/>
        <table:table-column table:style-name="co8" table:default-cell-style-name="ce14"/>
        <table:table-column table:style-name="co7" table:default-cell-style-name="ce15"/>
        <table:table-column table:style-name="co7" table:visibility="collapse" table:default-cell-style-name="ce16"/>
        <table:table-column table:style-name="co9" table:default-cell-style-name="ce17"/>
        <table:table-column table:style-name="co10" table:default-cell-style-name="ce18"/>
        <table:table-column table:style-name="co1" table:visibility="collapse" table:default-cell-style-name="ce19"/>
        <table:table-column table:style-name="co11" table:default-cell-style-name="ce21"/>
        <table:table-column table:style-name="co1" table:default-cell-style-name="ce22"/>
        <table:table-column table:style-name="co1" table:default-cell-style-name="ce23"/>
        <table:table-column table:style-name="co1" table:visibility="collapse" table:default-cell-style-name="ce25"/>
        <table:table-column table:style-name="co1" table:default-cell-style-name="ce27"/>
        <table:table-column table:style-name="co12" table:default-cell-style-name="ce28"/>
        <table:table-column table:style-name="co13" table:default-cell-style-name="ce29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3"/>
          <table:table-cell table:style-name="Default" table:number-columns-repeated="23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Kraj</text:p>
          </table:table-cell>
          <table:table-cell table:style-name="ce2" office:value-type="string" calcext:value-type="string">
            <text:p>Liczba ludności (mln)</text:p>
          </table:table-cell>
          <table:table-cell table:style-name="ce2" office:value-type="string" calcext:value-type="string">
            <text:p>Powierzchnia [1000 km2]</text:p>
          </table:table-cell>
          <table:table-cell table:style-name="ce2" office:value-type="string" calcext:value-type="string">
            <text:p>Całkowita długość dróg (kkm)</text:p>
          </table:table-cell>
          <table:table-cell table:style-name="ce1" office:value-type="string" calcext:value-type="string">
            <text:p>Drogi na 1000 mieszkańców [km]</text:p>
          </table:table-cell>
          <table:table-cell table:style-name="ce2" office:value-type="string" calcext:value-type="string">
            <text:p>Drogi expresowe (kkm)</text:p>
          </table:table-cell>
          <table:table-cell table:style-name="ce1" office:value-type="string" calcext:value-type="string">
            <text:p>Udział dróg expresowych w całości [%]</text:p>
          </table:table-cell>
          <table:table-cell table:style-name="ce1" office:value-type="string" calcext:value-type="string">
            <text:p>Drogi espresowe na 1000 mieszkańców [km]</text:p>
          </table:table-cell>
          <table:table-cell table:style-name="ce2" office:value-type="string" calcext:value-type="string">
            <text:p>Liczba aut (mln)</text:p>
          </table:table-cell>
          <table:table-cell table:style-name="ce1" office:value-type="string" calcext:value-type="string">
            <text:p>Liczba aut na mieszkańca</text:p>
          </table:table-cell>
          <table:table-cell table:style-name="ce1" office:value-type="string" calcext:value-type="string">
            <text:p>Liczba aut na 1 km dróg</text:p>
          </table:table-cell>
          <table:table-cell table:style-name="ce1" office:value-type="string" calcext:value-type="string">
            <text:p>Liczba aut na 1 km dróg ekspresowych</text:p>
          </table:table-cell>
          <table:table-cell table:style-name="ce1" office:value-type="string" calcext:value-type="string">
            <text:p>Sredni wiek auta (2018) [lata]</text:p>
          </table:table-cell>
          <table:table-cell table:style-name="ce2" office:value-type="string" calcext:value-type="string">
            <text:p>Wypadki drogowe (k)</text:p>
          </table:table-cell>
          <table:table-cell table:style-name="ce1" office:value-type="string" calcext:value-type="string">
            <text:p>Wpadki na 100k mieszkańców</text:p>
          </table:table-cell>
          <table:table-cell table:style-name="ce1" office:value-type="string" calcext:value-type="string">
            <text:p>Wpadki na 1000 km dróg</text:p>
          </table:table-cell>
          <table:table-cell table:style-name="ce2" office:value-type="string" calcext:value-type="string">
            <text:p>Zabici (2018r.)</text:p>
          </table:table-cell>
          <table:table-cell table:style-name="ce1" office:value-type="string" calcext:value-type="string">
            <text:p>Zabici na 100k mieszkańców</text:p>
          </table:table-cell>
          <table:table-cell table:style-name="ce1" office:value-type="string" calcext:value-type="string">
            <text:p>Zabici na 1000 km dróg</text:p>
          </table:table-cell>
          <table:table-cell table:style-name="ce1" office:value-type="string" calcext:value-type="string">
            <text:p>Zabici na 100 wypadków</text:p>
          </table:table-cell>
          <table:table-cell table:style-name="ce2" office:value-type="string" calcext:value-type="string">
            <text:p>Ranni [k]</text:p>
          </table:table-cell>
          <table:table-cell table:style-name="ce1" office:value-type="string" calcext:value-type="string">
            <text:p>Ranni na 100 wypadków</text:p>
          </table:table-cell>
          <table:table-cell table:style-name="ce2" office:value-type="string" calcext:value-type="string">
            <text:p>Lekarze na 1000 mieszkańców</text:p>
          </table:table-cell>
          <table:table-cell table:style-name="ce2" office:value-type="string" calcext:value-type="string">
            <text:p>GDP (ppp na głowę) [k $ mędzynarodow]</text:p>
          </table:table-cell>
          <table:table-cell table:style-name="ce1" office:value-type="string" calcext:value-type="string">
            <text:p>Wypadki na drogach expresowych [%]</text:p>
          </table:table-cell>
          <table:table-cell table:style-name="ce1" office:value-type="string" calcext:value-type="string">
            <text:p>Zabici na dorogach ekspresowych [%]</text:p>
          </table:table-cell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uksemburg</text:p>
          </table:table-cell>
          <table:table-cell office:value-type="float" office:value="0.626" calcext:value-type="float">
            <text:p>0,626</text:p>
          </table:table-cell>
          <table:table-cell office:value-type="float" office:value="2.58" calcext:value-type="float">
            <text:p>2,58</text:p>
          </table:table-cell>
          <table:table-cell office:value-type="float" office:value="2.9" calcext:value-type="float">
            <text:p>2,9</text:p>
          </table:table-cell>
          <table:table-cell table:formula="of:=([.F8]*1000)/([.D8]*1000)" office:value-type="float" office:value="4.63258785942492" calcext:value-type="float">
            <text:p>4,63</text:p>
          </table:table-cell>
          <table:table-cell office:value-type="float" office:value="0.152" calcext:value-type="float">
            <text:p>0,152</text:p>
          </table:table-cell>
          <table:table-cell table:formula="of:=[.H8]/[.F8]*100" office:value-type="float" office:value="5.24137931034483" calcext:value-type="float">
            <text:p>5,24</text:p>
          </table:table-cell>
          <table:table-cell table:formula="of:=([.H8]*1000)/([.D8]*1000)" office:value-type="float" office:value="0.24281150159744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table:formula="of:=[.K8]/[.D8]" office:value-type="float" office:value="0.638977635782748" calcext:value-type="float">
            <text:p>0,64</text:p>
          </table:table-cell>
          <table:table-cell table:formula="of:=[.K8]*1000/[.F8]" office:value-type="float" office:value="137.931034482759" calcext:value-type="float">
            <text:p>137,93</text:p>
          </table:table-cell>
          <table:table-cell table:formula="of:=[.K8]*1000/[.H8]" office:value-type="float" office:value="2631.57894736842" calcext:value-type="float">
            <text:p>2631,58</text:p>
          </table:table-cell>
          <table:table-cell office:value-type="float" office:value="6.4" calcext:value-type="float">
            <text:p>6,40</text:p>
          </table:table-cell>
          <table:table-cell office:value-type="float" office:value="0.947" calcext:value-type="float">
            <text:p>0,947</text:p>
          </table:table-cell>
          <table:table-cell table:formula="of:=([.P8]*1000)/([.D8]*10)" office:value-type="float" office:value="151.277955271566" calcext:value-type="float">
            <text:p>151,28</text:p>
          </table:table-cell>
          <table:table-cell table:formula="of:=([.P8]*1000)/[.F8]" office:value-type="float" office:value="326.551724137931" calcext:value-type="float">
            <text:p>326,55</text:p>
          </table:table-cell>
          <table:table-cell office:value-type="float" office:value="36" calcext:value-type="float">
            <text:p>36</text:p>
          </table:table-cell>
          <table:table-cell table:formula="of:=[.S8]/[.D8]*10" office:value-type="float" office:value="575.079872204473" calcext:value-type="float">
            <text:p>575,08</text:p>
          </table:table-cell>
          <table:table-cell table:formula="of:=[.S8]/([.F8])" office:value-type="float" office:value="12.4137931034483" calcext:value-type="float">
            <text:p>12,41</text:p>
          </table:table-cell>
          <table:table-cell table:formula="of:=[.S8]/([.P8]*10)" office:value-type="float" office:value="3.80147835269271" calcext:value-type="float">
            <text:p>3,80</text:p>
          </table:table-cell>
          <table:table-cell office:value-type="float" office:value="1.218" calcext:value-type="float">
            <text:p>1,218</text:p>
          </table:table-cell>
          <table:table-cell table:formula="of:=[.W8]*1000/([.P8]*10)" office:value-type="float" office:value="128.616684266103" calcext:value-type="float">
            <text:p>128,62</text:p>
          </table:table-cell>
          <table:table-cell office:value-type="float" office:value="2.9" calcext:value-type="float">
            <text:p>2,9</text:p>
          </table:table-cell>
          <table:table-cell office:value-type="float" office:value="121.2" calcext:value-type="float">
            <text:p>121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nia</text:p>
          </table:table-cell>
          <table:table-cell office:value-type="float" office:value="5.82" calcext:value-type="float">
            <text:p>5,82</text:p>
          </table:table-cell>
          <table:table-cell office:value-type="float" office:value="43.09" calcext:value-type="float">
            <text:p>43,09</text:p>
          </table:table-cell>
          <table:table-cell office:value-type="float" office:value="77" calcext:value-type="float">
            <text:p>77</text:p>
          </table:table-cell>
          <table:table-cell table:formula="of:=([.F9]*1000)/([.D9]*1000)" office:value-type="float" office:value="13.2302405498282" calcext:value-type="float">
            <text:p>13,23</text:p>
          </table:table-cell>
          <table:table-cell office:value-type="float" office:value="1.25" calcext:value-type="float">
            <text:p>1,25</text:p>
          </table:table-cell>
          <table:table-cell table:formula="of:=[.H9]/[.F9]*100" office:value-type="float" office:value="1.62337662337662" calcext:value-type="float">
            <text:p>1,62</text:p>
          </table:table-cell>
          <table:table-cell table:formula="of:=([.H9]*1000)/([.D9]*1000)" office:value-type="float" office:value="0.214776632302405" calcext:value-type="float">
            <text:p>0,21</text:p>
          </table:table-cell>
          <table:table-cell office:value-type="float" office:value="2.53" calcext:value-type="float">
            <text:p>2,53</text:p>
          </table:table-cell>
          <table:table-cell table:formula="of:=[.K9]/[.D9]" office:value-type="float" office:value="0.434707903780069" calcext:value-type="float">
            <text:p>0,43</text:p>
          </table:table-cell>
          <table:table-cell table:formula="of:=[.K9]*1000/[.F9]" office:value-type="float" office:value="32.8571428571429" calcext:value-type="float">
            <text:p>32,86</text:p>
          </table:table-cell>
          <table:table-cell table:formula="of:=[.K9]*1000/[.H9]" office:value-type="float" office:value="2024" calcext:value-type="float">
            <text:p>2024,00</text:p>
          </table:table-cell>
          <table:table-cell office:value-type="float" office:value="8.8" calcext:value-type="float">
            <text:p>8,80</text:p>
          </table:table-cell>
          <table:table-cell office:value-type="float" office:value="2.964" calcext:value-type="float">
            <text:p>2,964</text:p>
          </table:table-cell>
          <table:table-cell table:formula="of:=([.P9]*1000)/([.D9]*10)" office:value-type="float" office:value="50.9278350515464" calcext:value-type="float">
            <text:p>50,93</text:p>
          </table:table-cell>
          <table:table-cell table:formula="of:=([.P9]*1000)/[.F9]" office:value-type="float" office:value="38.4935064935065" calcext:value-type="float">
            <text:p>38,49</text:p>
          </table:table-cell>
          <table:table-cell office:value-type="float" office:value="171" calcext:value-type="float">
            <text:p>171</text:p>
          </table:table-cell>
          <table:table-cell table:formula="of:=[.S9]/[.D9]*10" office:value-type="float" office:value="293.814432989691" calcext:value-type="float">
            <text:p>293,81</text:p>
          </table:table-cell>
          <table:table-cell table:formula="of:=[.S9]/([.F9])" office:value-type="float" office:value="2.22077922077922" calcext:value-type="float">
            <text:p>2,22</text:p>
          </table:table-cell>
          <table:table-cell table:formula="of:=[.S9]/([.P9]*10)" office:value-type="float" office:value="5.76923076923077" calcext:value-type="float">
            <text:p>5,77</text:p>
          </table:table-cell>
          <table:table-cell office:value-type="float" office:value="3.28" calcext:value-type="float">
            <text:p>3,28</text:p>
          </table:table-cell>
          <table:table-cell table:formula="of:=[.W9]*1000/([.P9]*10)" office:value-type="float" office:value="110.661268556005" calcext:value-type="float">
            <text:p>110,66</text:p>
          </table:table-cell>
          <table:table-cell office:value-type="float" office:value="3.49" calcext:value-type="float">
            <text:p>3,49</text:p>
          </table:table-cell>
          <table:table-cell office:value-type="float" office:value="59.8" calcext:value-type="float">
            <text:p>59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olandia</text:p>
          </table:table-cell>
          <table:table-cell office:value-type="float" office:value="17.51" calcext:value-type="float">
            <text:p>17,51</text:p>
          </table:table-cell>
          <table:table-cell office:value-type="float" office:value="41.85" calcext:value-type="float">
            <text:p>41,85</text:p>
          </table:table-cell>
          <table:table-cell office:value-type="float" office:value="139" calcext:value-type="float">
            <text:p>139</text:p>
          </table:table-cell>
          <table:table-cell table:formula="of:=([.F10]*1000)/([.D10]*1000)" office:value-type="float" office:value="7.93832095945174" calcext:value-type="float">
            <text:p>7,94</text:p>
          </table:table-cell>
          <table:table-cell office:value-type="float" office:value="5.385" calcext:value-type="float">
            <text:p>5,385</text:p>
          </table:table-cell>
          <table:table-cell table:formula="of:=[.H10]/[.F10]*100" office:value-type="float" office:value="3.87410071942446" calcext:value-type="float">
            <text:p>3,87</text:p>
          </table:table-cell>
          <table:table-cell table:formula="of:=([.H10]*1000)/([.D10]*1000)" office:value-type="float" office:value="0.307538549400343" calcext:value-type="float">
            <text:p>0,31</text:p>
          </table:table-cell>
          <table:table-cell office:value-type="float" office:value="8.3" calcext:value-type="float">
            <text:p>8,3</text:p>
          </table:table-cell>
          <table:table-cell table:formula="of:=[.K10]/[.D10]" office:value-type="float" office:value="0.47401484865791" calcext:value-type="float">
            <text:p>0,47</text:p>
          </table:table-cell>
          <table:table-cell table:formula="of:=[.K10]*1000/[.F10]" office:value-type="float" office:value="59.7122302158273" calcext:value-type="float">
            <text:p>59,71</text:p>
          </table:table-cell>
          <table:table-cell table:formula="of:=[.K10]*1000/[.H10]" office:value-type="float" office:value="1541.31847725162" calcext:value-type="float">
            <text:p>1541,32</text:p>
          </table:table-cell>
          <table:table-cell office:value-type="float" office:value="10.6" calcext:value-type="float">
            <text:p>10,60</text:p>
          </table:table-cell>
          <table:table-cell office:value-type="float" office:value="19.27" calcext:value-type="float">
            <text:p>19,27</text:p>
          </table:table-cell>
          <table:table-cell table:formula="of:=([.P10]*1000)/([.D10]*10)" office:value-type="float" office:value="110.051399200457" calcext:value-type="float">
            <text:p>110,05</text:p>
          </table:table-cell>
          <table:table-cell table:formula="of:=([.P10]*1000)/[.F10]" office:value-type="float" office:value="138.63309352518" calcext:value-type="float">
            <text:p>138,63</text:p>
          </table:table-cell>
          <table:table-cell office:value-type="float" office:value="598" calcext:value-type="float">
            <text:p>598</text:p>
          </table:table-cell>
          <table:table-cell table:formula="of:=[.S10]/[.D10]*10" office:value-type="float" office:value="341.519131924615" calcext:value-type="float">
            <text:p>341,52</text:p>
          </table:table-cell>
          <table:table-cell table:formula="of:=[.S10]/([.F10])" office:value-type="float" office:value="4.3021582733813" calcext:value-type="float">
            <text:p>4,30</text:p>
          </table:table-cell>
          <table:table-cell table:formula="of:=[.S10]/([.P10]*10)" office:value-type="float" office:value="3.10326933056565" calcext:value-type="float">
            <text:p>3,10</text:p>
          </table:table-cell>
          <table:table-cell office:value-type="float" office:value="21.04" calcext:value-type="float">
            <text:p>21,04</text:p>
          </table:table-cell>
          <table:table-cell table:formula="of:=[.W10]*1000/([.P10]*10)" office:value-type="float" office:value="109.185262065387" calcext:value-type="float">
            <text:p>109,19</text:p>
          </table:table-cell>
          <table:table-cell office:value-type="float" office:value="3.9" calcext:value-type="float">
            <text:p>3,9</text:p>
          </table:table-cell>
          <table:table-cell office:value-type="float" office:value="59.6" calcext:value-type="float">
            <text:p>59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float" office:value="8.91" calcext:value-type="float">
            <text:p>8,91</text:p>
          </table:table-cell>
          <table:table-cell office:value-type="float" office:value="83.87" calcext:value-type="float">
            <text:p>83,87</text:p>
          </table:table-cell>
          <table:table-cell office:value-type="float" office:value="124" calcext:value-type="float">
            <text:p>124</text:p>
          </table:table-cell>
          <table:table-cell table:formula="of:=([.F11]*1000)/([.D11]*1000)" office:value-type="float" office:value="13.9169472502806" calcext:value-type="float">
            <text:p>13,92</text:p>
          </table:table-cell>
          <table:table-cell office:value-type="float" office:value="1.7" calcext:value-type="float">
            <text:p>1,7</text:p>
          </table:table-cell>
          <table:table-cell table:formula="of:=[.H11]/[.F11]*100" office:value-type="float" office:value="1.37096774193548" calcext:value-type="float">
            <text:p>1,37</text:p>
          </table:table-cell>
          <table:table-cell table:formula="of:=([.H11]*1000)/([.D11]*1000)" office:value-type="float" office:value="0.190796857463524" calcext:value-type="float">
            <text:p>0,19</text:p>
          </table:table-cell>
          <table:table-cell office:value-type="float" office:value="4.89" calcext:value-type="float">
            <text:p>4,89</text:p>
          </table:table-cell>
          <table:table-cell table:formula="of:=[.K11]/[.D11]" office:value-type="float" office:value="0.548821548821549" calcext:value-type="float">
            <text:p>0,55</text:p>
          </table:table-cell>
          <table:table-cell table:formula="of:=[.K11]*1000/[.F11]" office:value-type="float" office:value="39.4354838709677" calcext:value-type="float">
            <text:p>39,44</text:p>
          </table:table-cell>
          <table:table-cell table:formula="of:=[.K11]*1000/[.H11]" office:value-type="float" office:value="2876.47058823529" calcext:value-type="float">
            <text:p>2876,47</text:p>
          </table:table-cell>
          <table:table-cell office:value-type="float" office:value="8.2" calcext:value-type="float">
            <text:p>8,20</text:p>
          </table:table-cell>
          <table:table-cell office:value-type="float" office:value="36.84" calcext:value-type="float">
            <text:p>36,84</text:p>
          </table:table-cell>
          <table:table-cell table:formula="of:=([.P11]*1000)/([.D11]*10)" office:value-type="float" office:value="413.468013468014" calcext:value-type="float">
            <text:p>413,47</text:p>
          </table:table-cell>
          <table:table-cell table:formula="of:=([.P11]*1000)/[.F11]" office:value-type="float" office:value="297.096774193548" calcext:value-type="float">
            <text:p>297,10</text:p>
          </table:table-cell>
          <table:table-cell office:value-type="float" office:value="409" calcext:value-type="float">
            <text:p>409</text:p>
          </table:table-cell>
          <table:table-cell table:formula="of:=[.S11]/[.D11]*10" office:value-type="float" office:value="459.034792368126" calcext:value-type="float">
            <text:p>459,03</text:p>
          </table:table-cell>
          <table:table-cell table:formula="of:=[.S11]/([.F11])" office:value-type="float" office:value="3.29838709677419" calcext:value-type="float">
            <text:p>3,30</text:p>
          </table:table-cell>
          <table:table-cell table:formula="of:=[.S11]/([.P11]*10)" office:value-type="float" office:value="1.11020629750271" calcext:value-type="float">
            <text:p>1,11</text:p>
          </table:table-cell>
          <table:table-cell table:style-name="ce26" office:value-type="float" office:value="46.52" calcext:value-type="float">
            <text:p>46,52</text:p>
          </table:table-cell>
          <table:table-cell table:formula="of:=[.W11]*1000/([.P11]*10)" office:value-type="float" office:value="126.275787187839" calcext:value-type="float">
            <text:p>126,28</text:p>
          </table:table-cell>
          <table:table-cell office:value-type="float" office:value="4.83" calcext:value-type="float">
            <text:p>4,83</text:p>
          </table:table-cell>
          <table:table-cell office:value-type="float" office:value="59.1" calcext:value-type="float">
            <text:p>59,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iemcy</text:p>
          </table:table-cell>
          <table:table-cell office:value-type="float" office:value="83.02" calcext:value-type="float">
            <text:p>83,02</text:p>
          </table:table-cell>
          <table:table-cell office:value-type="float" office:value="357.02" calcext:value-type="float">
            <text:p>357,02</text:p>
          </table:table-cell>
          <table:table-cell office:value-type="float" office:value="644" calcext:value-type="float">
            <text:p>644</text:p>
          </table:table-cell>
          <table:table-cell table:formula="of:=([.F12]*1000)/([.D12]*1000)" office:value-type="float" office:value="7.75716694772344" calcext:value-type="float">
            <text:p>7,76</text:p>
          </table:table-cell>
          <table:table-cell table:style-name="ce8" office:value-type="float" office:value="12.99" calcext:value-type="float">
            <text:p>12,99</text:p>
          </table:table-cell>
          <table:table-cell table:formula="of:=[.H12]/[.F12]*100" office:value-type="float" office:value="2.01708074534161" calcext:value-type="float">
            <text:p>2,02</text:p>
          </table:table-cell>
          <table:table-cell table:formula="of:=([.H12]*1000)/([.D12]*1000)" office:value-type="float" office:value="0.156468320886533" calcext:value-type="float">
            <text:p>0,16</text:p>
          </table:table-cell>
          <table:table-cell office:value-type="float" office:value="46.47" calcext:value-type="float">
            <text:p>46,47</text:p>
          </table:table-cell>
          <table:table-cell table:formula="of:=[.K12]/[.D12]" office:value-type="float" office:value="0.55974463984582" calcext:value-type="float">
            <text:p>0,56</text:p>
          </table:table-cell>
          <table:table-cell table:formula="of:=[.K12]*1000/[.F12]" office:value-type="float" office:value="72.1583850931677" calcext:value-type="float">
            <text:p>72,16</text:p>
          </table:table-cell>
          <table:table-cell table:formula="of:=[.K12]*1000/[.H12]" office:value-type="float" office:value="3577.36720554273" calcext:value-type="float">
            <text:p>3577,37</text:p>
          </table:table-cell>
          <table:table-cell office:value-type="float" office:value="9.5" calcext:value-type="float">
            <text:p>9,50</text:p>
          </table:table-cell>
          <table:table-cell office:value-type="float" office:value="308.72" calcext:value-type="float">
            <text:p>308,72</text:p>
          </table:table-cell>
          <table:table-cell table:formula="of:=([.P12]*1000)/([.D12]*10)" office:value-type="float" office:value="371.862201879065" calcext:value-type="float">
            <text:p>371,86</text:p>
          </table:table-cell>
          <table:table-cell table:formula="of:=([.P12]*1000)/[.F12]" office:value-type="float" office:value="479.378881987578" calcext:value-type="float">
            <text:p>479,38</text:p>
          </table:table-cell>
          <table:table-cell table:style-name="ce20" office:value-type="float" office:value="3275" calcext:value-type="float">
            <text:p>3275,00</text:p>
          </table:table-cell>
          <table:table-cell table:formula="of:=[.S12]/[.D12]*10" office:value-type="float" office:value="394.483257046495" calcext:value-type="float">
            <text:p>394,48</text:p>
          </table:table-cell>
          <table:table-cell table:formula="of:=[.S12]/([.F12])" office:value-type="float" office:value="5.08540372670807" calcext:value-type="float">
            <text:p>5,09</text:p>
          </table:table-cell>
          <table:table-cell table:formula="of:=[.S12]/([.P12]*10)" office:value-type="float" office:value="1.06083182171547" calcext:value-type="float">
            <text:p>1,06</text:p>
          </table:table-cell>
          <table:table-cell office:value-type="float" office:value="396.01" calcext:value-type="float">
            <text:p>396,01</text:p>
          </table:table-cell>
          <table:table-cell table:formula="of:=[.W12]*1000/([.P12]*10)" office:value-type="float" office:value="128.274812127494" calcext:value-type="float">
            <text:p>128,27</text:p>
          </table:table-cell>
          <table:table-cell office:value-type="float" office:value="3.89" calcext:value-type="float">
            <text:p>3,89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zwecja</text:p>
          </table:table-cell>
          <table:table-cell office:value-type="float" office:value="10.36" calcext:value-type="float">
            <text:p>10,36</text:p>
          </table:table-cell>
          <table:table-cell office:value-type="float" office:value="450.295" calcext:value-type="float">
            <text:p>450,295</text:p>
          </table:table-cell>
          <table:table-cell office:value-type="float" office:value="579" calcext:value-type="float">
            <text:p>579</text:p>
          </table:table-cell>
          <table:table-cell table:formula="of:=([.F13]*1000)/([.D13]*1000)" office:value-type="float" office:value="55.8880308880309" calcext:value-type="float">
            <text:p>55,89</text:p>
          </table:table-cell>
          <table:table-cell office:value-type="float" office:value="2.145" calcext:value-type="float">
            <text:p>2,145</text:p>
          </table:table-cell>
          <table:table-cell table:formula="of:=[.H13]/[.F13]*100" office:value-type="float" office:value="0.370466321243523" calcext:value-type="float">
            <text:p>0,37</text:p>
          </table:table-cell>
          <table:table-cell table:formula="of:=([.H13]*1000)/([.D13]*1000)" office:value-type="float" office:value="0.207046332046332" calcext:value-type="float">
            <text:p>0,21</text:p>
          </table:table-cell>
          <table:table-cell office:value-type="float" office:value="4.84" calcext:value-type="float">
            <text:p>4,84</text:p>
          </table:table-cell>
          <table:table-cell table:formula="of:=[.K13]/[.D13]" office:value-type="float" office:value="0.467181467181467" calcext:value-type="float">
            <text:p>0,47</text:p>
          </table:table-cell>
          <table:table-cell table:formula="of:=[.K13]*1000/[.F13]" office:value-type="float" office:value="8.35924006908463" calcext:value-type="float">
            <text:p>8,36</text:p>
          </table:table-cell>
          <table:table-cell table:formula="of:=[.K13]*1000/[.H13]" office:value-type="float" office:value="2256.41025641026" calcext:value-type="float">
            <text:p>2256,41</text:p>
          </table:table-cell>
          <table:table-cell office:value-type="float" office:value="9.9" calcext:value-type="float">
            <text:p>9,90</text:p>
          </table:table-cell>
          <table:table-cell office:value-type="float" office:value="14.23" calcext:value-type="float">
            <text:p>14,23</text:p>
          </table:table-cell>
          <table:table-cell table:formula="of:=([.P13]*1000)/([.D13]*10)" office:value-type="float" office:value="137.355212355212" calcext:value-type="float">
            <text:p>137,36</text:p>
          </table:table-cell>
          <table:table-cell table:formula="of:=([.P13]*1000)/[.F13]" office:value-type="float" office:value="24.5768566493955" calcext:value-type="float">
            <text:p>24,58</text:p>
          </table:table-cell>
          <table:table-cell office:value-type="float" office:value="324" calcext:value-type="float">
            <text:p>324</text:p>
          </table:table-cell>
          <table:table-cell table:formula="of:=[.S13]/[.D13]*10" office:value-type="float" office:value="312.741312741313" calcext:value-type="float">
            <text:p>312,74</text:p>
          </table:table-cell>
          <table:table-cell table:formula="of:=[.S13]/([.F13])" office:value-type="float" office:value="0.559585492227979" calcext:value-type="float">
            <text:p>0,56</text:p>
          </table:table-cell>
          <table:table-cell table:formula="of:=[.S13]/([.P13]*10)" office:value-type="float" office:value="2.27687983134223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table:formula="of:=[.W13]*1000/([.P13]*10)" office:value-type="float" office:value="130.007027406887" calcext:value-type="float">
            <text:p>130,01</text:p>
          </table:table-cell>
          <table:table-cell office:value-type="float" office:value="3.93" calcext:value-type="float">
            <text:p>3,93</text:p>
          </table:table-cell>
          <table:table-cell office:value-type="float" office:value="55.8" calcext:value-type="float">
            <text:p>55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elgia</text:p>
          </table:table-cell>
          <table:table-cell office:value-type="float" office:value="11.53" calcext:value-type="float">
            <text:p>11,53</text:p>
          </table:table-cell>
          <table:table-cell office:value-type="float" office:value="30.52" calcext:value-type="float">
            <text:p>30,52</text:p>
          </table:table-cell>
          <table:table-cell office:value-type="float" office:value="154" calcext:value-type="float">
            <text:p>154</text:p>
          </table:table-cell>
          <table:table-cell table:formula="of:=([.F14]*1000)/([.D14]*1000)" office:value-type="float" office:value="13.3564614050304" calcext:value-type="float">
            <text:p>13,36</text:p>
          </table:table-cell>
          <table:table-cell office:value-type="float" office:value="1.76" calcext:value-type="float">
            <text:p>1,76</text:p>
          </table:table-cell>
          <table:table-cell table:formula="of:=[.H14]/[.F14]*100" office:value-type="float" office:value="1.14285714285714" calcext:value-type="float">
            <text:p>1,14</text:p>
          </table:table-cell>
          <table:table-cell table:formula="of:=([.H14]*1000)/([.D14]*1000)" office:value-type="float" office:value="0.152645273200347" calcext:value-type="float">
            <text:p>0,15</text:p>
          </table:table-cell>
          <table:table-cell office:value-type="float" office:value="5.78" calcext:value-type="float">
            <text:p>5,78</text:p>
          </table:table-cell>
          <table:table-cell table:formula="of:=[.K14]/[.D14]" office:value-type="float" office:value="0.501300954032958" calcext:value-type="float">
            <text:p>0,50</text:p>
          </table:table-cell>
          <table:table-cell table:formula="of:=[.K14]*1000/[.F14]" office:value-type="float" office:value="37.5324675324675" calcext:value-type="float">
            <text:p>37,53</text:p>
          </table:table-cell>
          <table:table-cell table:formula="of:=[.K14]*1000/[.H14]" office:value-type="float" office:value="3284.09090909091" calcext:value-type="float">
            <text:p>3284,09</text:p>
          </table:table-cell>
          <table:table-cell office:value-type="float" office:value="9" calcext:value-type="float">
            <text:p>9,00</text:p>
          </table:table-cell>
          <table:table-cell office:value-type="float" office:value="38.45" calcext:value-type="float">
            <text:p>38,45</text:p>
          </table:table-cell>
          <table:table-cell table:formula="of:=([.P14]*1000)/([.D14]*10)" office:value-type="float" office:value="333.47788378144" calcext:value-type="float">
            <text:p>333,48</text:p>
          </table:table-cell>
          <table:table-cell table:formula="of:=([.P14]*1000)/[.F14]" office:value-type="float" office:value="249.675324675325" calcext:value-type="float">
            <text:p>249,68</text:p>
          </table:table-cell>
          <table:table-cell office:value-type="float" office:value="604" calcext:value-type="float">
            <text:p>604</text:p>
          </table:table-cell>
          <table:table-cell table:formula="of:=[.S14]/[.D14]*10" office:value-type="float" office:value="523.850823937554" calcext:value-type="float">
            <text:p>523,85</text:p>
          </table:table-cell>
          <table:table-cell table:formula="of:=[.S14]/([.F14])" office:value-type="float" office:value="3.92207792207792" calcext:value-type="float">
            <text:p>3,92</text:p>
          </table:table-cell>
          <table:table-cell table:formula="of:=[.S14]/([.P14]*10)" office:value-type="float" office:value="1.57087126137841" calcext:value-type="float">
            <text:p>1,57</text:p>
          </table:table-cell>
          <table:table-cell office:value-type="float" office:value="48.75" calcext:value-type="float">
            <text:p>48,75</text:p>
          </table:table-cell>
          <table:table-cell table:formula="of:=[.W14]*1000/([.P14]*10)" office:value-type="float" office:value="126.788036410923" calcext:value-type="float">
            <text:p>126,79</text:p>
          </table:table-cell>
          <table:table-cell office:value-type="float" office:value="2.99" calcext:value-type="float">
            <text:p>2,99</text:p>
          </table:table-cell>
          <table:table-cell office:value-type="float" office:value="54.5" calcext:value-type="float">
            <text:p>54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landia</text:p>
          </table:table-cell>
          <table:table-cell office:value-type="float" office:value="5.5" calcext:value-type="float">
            <text:p>5,5</text:p>
          </table:table-cell>
          <table:table-cell office:value-type="float" office:value="338.42" calcext:value-type="float">
            <text:p>338,42</text:p>
          </table:table-cell>
          <table:table-cell office:value-type="float" office:value="454" calcext:value-type="float">
            <text:p>454</text:p>
          </table:table-cell>
          <table:table-cell table:formula="of:=([.F15]*1000)/([.D15]*1000)" office:value-type="float" office:value="82.5454545454545" calcext:value-type="float">
            <text:p>82,55</text:p>
          </table:table-cell>
          <table:table-cell office:value-type="float" office:value="0.863" calcext:value-type="float">
            <text:p>0,863</text:p>
          </table:table-cell>
          <table:table-cell table:formula="of:=[.H15]/[.F15]*100" office:value-type="float" office:value="0.190088105726872" calcext:value-type="float">
            <text:p>0,19</text:p>
          </table:table-cell>
          <table:table-cell table:formula="of:=([.H15]*1000)/([.D15]*1000)" office:value-type="float" office:value="0.156909090909091" calcext:value-type="float">
            <text:p>0,16</text:p>
          </table:table-cell>
          <table:table-cell office:value-type="float" office:value="4.15" calcext:value-type="float">
            <text:p>4,15</text:p>
          </table:table-cell>
          <table:table-cell table:formula="of:=[.K15]/[.D15]" office:value-type="float" office:value="0.754545454545455" calcext:value-type="float">
            <text:p>0,75</text:p>
          </table:table-cell>
          <table:table-cell table:formula="of:=[.K15]*1000/[.F15]" office:value-type="float" office:value="9.14096916299559" calcext:value-type="float">
            <text:p>9,14</text:p>
          </table:table-cell>
          <table:table-cell table:formula="of:=[.K15]*1000/[.H15]" office:value-type="float" office:value="4808.80648899189" calcext:value-type="float">
            <text:p>4808,81</text:p>
          </table:table-cell>
          <table:table-cell office:value-type="float" office:value="12.1" calcext:value-type="float">
            <text:p>12,10</text:p>
          </table:table-cell>
          <table:table-cell office:value-type="float" office:value="4.312" calcext:value-type="float">
            <text:p>4,312</text:p>
          </table:table-cell>
          <table:table-cell table:formula="of:=([.P15]*1000)/([.D15]*10)" office:value-type="float" office:value="78.4" calcext:value-type="float">
            <text:p>78,40</text:p>
          </table:table-cell>
          <table:table-cell table:formula="of:=([.P15]*1000)/[.F15]" office:value-type="float" office:value="9.49779735682819" calcext:value-type="float">
            <text:p>9,50</text:p>
          </table:table-cell>
          <table:table-cell office:value-type="float" office:value="239" calcext:value-type="float">
            <text:p>239</text:p>
          </table:table-cell>
          <table:table-cell table:formula="of:=[.S15]/[.D15]*10" office:value-type="float" office:value="434.545454545455" calcext:value-type="float">
            <text:p>434,55</text:p>
          </table:table-cell>
          <table:table-cell table:formula="of:=[.S15]/([.F15])" office:value-type="float" office:value="0.526431718061674" calcext:value-type="float">
            <text:p>0,53</text:p>
          </table:table-cell>
          <table:table-cell table:formula="of:=[.S15]/([.P15]*10)" office:value-type="float" office:value="5.54267161410019" calcext:value-type="float">
            <text:p>5,54</text:p>
          </table:table-cell>
          <table:table-cell office:value-type="float" office:value="5.3" calcext:value-type="float">
            <text:p>5,3</text:p>
          </table:table-cell>
          <table:table-cell table:formula="of:=[.W15]*1000/([.P15]*10)" office:value-type="float" office:value="122.91280148423" calcext:value-type="float">
            <text:p>122,91</text:p>
          </table:table-cell>
          <table:table-cell office:value-type="float" office:value="2.91" calcext:value-type="float">
            <text:p>2,91</text:p>
          </table:table-cell>
          <table:table-cell office:value-type="float" office:value="51.3" calcext:value-type="float">
            <text:p>51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ja</text:p>
          </table:table-cell>
          <table:table-cell office:value-type="float" office:value="67.13" calcext:value-type="float">
            <text:p>67,13</text:p>
          </table:table-cell>
          <table:table-cell office:value-type="float" office:value="543.94" calcext:value-type="float">
            <text:p>543,94</text:p>
          </table:table-cell>
          <table:table-cell office:value-type="float" office:value="1090" calcext:value-type="float">
            <text:p>1090</text:p>
          </table:table-cell>
          <table:table-cell table:formula="of:=([.F16]*1000)/([.D16]*1000)" office:value-type="float" office:value="16.2371517950246" calcext:value-type="float">
            <text:p>16,24</text:p>
          </table:table-cell>
          <table:table-cell office:value-type="float" office:value="11.67" calcext:value-type="float">
            <text:p>11,67</text:p>
          </table:table-cell>
          <table:table-cell table:formula="of:=[.H16]/[.F16]*100" office:value-type="float" office:value="1.07064220183486" calcext:value-type="float">
            <text:p>1,07</text:p>
          </table:table-cell>
          <table:table-cell table:formula="of:=([.H16]*1000)/([.D16]*1000)" office:value-type="float" office:value="0.17384179949352" calcext:value-type="float">
            <text:p>0,17</text:p>
          </table:table-cell>
          <table:table-cell office:value-type="float" office:value="32" calcext:value-type="float">
            <text:p>32</text:p>
          </table:table-cell>
          <table:table-cell table:formula="of:=[.K16]/[.D16]" office:value-type="float" office:value="0.476687025175034" calcext:value-type="float">
            <text:p>0,48</text:p>
          </table:table-cell>
          <table:table-cell table:formula="of:=[.K16]*1000/[.F16]" office:value-type="float" office:value="29.3577981651376" calcext:value-type="float">
            <text:p>29,36</text:p>
          </table:table-cell>
          <table:table-cell table:formula="of:=[.K16]*1000/[.H16]" office:value-type="float" office:value="2742.07369323051" calcext:value-type="float">
            <text:p>2742,07</text:p>
          </table:table-cell>
          <table:table-cell office:value-type="float" office:value="9" calcext:value-type="float">
            <text:p>9,00</text:p>
          </table:table-cell>
          <table:table-cell office:value-type="float" office:value="55.76" calcext:value-type="float">
            <text:p>55,76</text:p>
          </table:table-cell>
          <table:table-cell table:formula="of:=([.P16]*1000)/([.D16]*10)" office:value-type="float" office:value="83.0627141367496" calcext:value-type="float">
            <text:p>83,06</text:p>
          </table:table-cell>
          <table:table-cell table:formula="of:=([.P16]*1000)/[.F16]" office:value-type="float" office:value="51.1559633027523" calcext:value-type="float">
            <text:p>51,16</text:p>
          </table:table-cell>
          <table:table-cell office:value-type="float" office:value="3246" calcext:value-type="float">
            <text:p>3246</text:p>
          </table:table-cell>
          <table:table-cell table:formula="of:=[.S16]/[.D16]*10" office:value-type="float" office:value="483.539401161925" calcext:value-type="float">
            <text:p>483,54</text:p>
          </table:table-cell>
          <table:table-cell table:formula="of:=[.S16]/([.F16])" office:value-type="float" office:value="2.97798165137615" calcext:value-type="float">
            <text:p>2,98</text:p>
          </table:table-cell>
          <table:table-cell table:formula="of:=[.S16]/([.P16]*10)" office:value-type="float" office:value="5.82137733142037" calcext:value-type="float">
            <text:p>5,82</text:p>
          </table:table-cell>
          <table:table-cell office:value-type="float" office:value="69.88" calcext:value-type="float">
            <text:p>69,88</text:p>
          </table:table-cell>
          <table:table-cell table:formula="of:=[.W16]*1000/([.P16]*10)" office:value-type="float" office:value="125.32281205165" calcext:value-type="float">
            <text:p>125,32</text:p>
          </table:table-cell>
          <table:table-cell office:value-type="float" office:value="3.19" calcext:value-type="float">
            <text:p>3,19</text:p>
          </table:table-cell>
          <table:table-cell office:value-type="float" office:value="49.4" calcext:value-type="float">
            <text:p>49,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ielka Brytania</text:p>
          </table:table-cell>
          <table:table-cell office:value-type="float" office:value="67.88" calcext:value-type="float">
            <text:p>67,88</text:p>
          </table:table-cell>
          <table:table-cell office:value-type="float" office:value="242.49" calcext:value-type="float">
            <text:p>242,49</text:p>
          </table:table-cell>
          <table:table-cell office:value-type="float" office:value="397" calcext:value-type="float">
            <text:p>397</text:p>
          </table:table-cell>
          <table:table-cell table:formula="of:=([.F17]*1000)/([.D17]*1000)" office:value-type="float" office:value="5.84855627578079" calcext:value-type="float">
            <text:p>5,85</text:p>
          </table:table-cell>
          <table:table-cell office:value-type="float" office:value="12.44" calcext:value-type="float">
            <text:p>12,44</text:p>
          </table:table-cell>
          <table:table-cell table:formula="of:=[.H17]/[.F17]*100" office:value-type="float" office:value="3.13350125944584" calcext:value-type="float">
            <text:p>3,13</text:p>
          </table:table-cell>
          <table:table-cell table:formula="of:=([.H17]*1000)/([.D17]*1000)" office:value-type="float" office:value="0.18326458456099" calcext:value-type="float">
            <text:p>0,18</text:p>
          </table:table-cell>
          <table:table-cell office:value-type="float" office:value="31.2" calcext:value-type="float">
            <text:p>31,2</text:p>
          </table:table-cell>
          <table:table-cell table:formula="of:=[.K17]/[.D17]" office:value-type="float" office:value="0.459634649381261" calcext:value-type="float">
            <text:p>0,46</text:p>
          </table:table-cell>
          <table:table-cell table:formula="of:=[.K17]*1000/[.F17]" office:value-type="float" office:value="78.5894206549118" calcext:value-type="float">
            <text:p>78,59</text:p>
          </table:table-cell>
          <table:table-cell table:formula="of:=[.K17]*1000/[.H17]" office:value-type="float" office:value="2508.038585209" calcext:value-type="float">
            <text:p>2508,04</text:p>
          </table:table-cell>
          <table:table-cell office:value-type="float" office:value="8" calcext:value-type="float">
            <text:p>8,00</text:p>
          </table:table-cell>
          <table:table-cell office:value-type="float" office:value="128.38" calcext:value-type="float">
            <text:p>128,38</text:p>
          </table:table-cell>
          <table:table-cell table:formula="of:=([.P17]*1000)/([.D17]*10)" office:value-type="float" office:value="189.127872716559" calcext:value-type="float">
            <text:p>189,13</text:p>
          </table:table-cell>
          <table:table-cell table:formula="of:=([.P17]*1000)/[.F17]" office:value-type="float" office:value="323.375314861461" calcext:value-type="float">
            <text:p>323,38</text:p>
          </table:table-cell>
          <table:table-cell office:value-type="float" office:value="1839" calcext:value-type="float">
            <text:p>1839</text:p>
          </table:table-cell>
          <table:table-cell table:formula="of:=[.S17]/[.D17]*10" office:value-type="float" office:value="270.919269298763" calcext:value-type="float">
            <text:p>270,92</text:p>
          </table:table-cell>
          <table:table-cell table:formula="of:=[.S17]/([.F17])" office:value-type="float" office:value="4.63224181360202" calcext:value-type="float">
            <text:p>4,63</text:p>
          </table:table-cell>
          <table:table-cell table:formula="of:=[.S17]/([.P17]*10)" office:value-type="float" office:value="1.43246611621748" calcext:value-type="float">
            <text:p>1,43</text:p>
          </table:table-cell>
          <table:table-cell office:value-type="float" office:value="167.47" calcext:value-type="float">
            <text:p>167,47</text:p>
          </table:table-cell>
          <table:table-cell table:formula="of:=[.W17]*1000/([.P17]*10)" office:value-type="float" office:value="130.448668016825" calcext:value-type="float">
            <text:p>130,45</text:p>
          </table:table-cell>
          <table:table-cell office:value-type="float" office:value="2.81" calcext:value-type="float">
            <text:p>2,81</text:p>
          </table:table-cell>
          <table:table-cell office:value-type="float" office:value="48.7" calcext:value-type="float">
            <text:p>48,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lta</text:p>
          </table:table-cell>
          <table:table-cell office:value-type="float" office:value="0.514" calcext:value-type="float">
            <text:p>0,514</text:p>
          </table:table-cell>
          <table:table-cell office:value-type="float" office:value="0.316" calcext:value-type="float">
            <text:p>0,316</text:p>
          </table:table-cell>
          <table:table-cell office:value-type="float" office:value="3.4" calcext:value-type="float">
            <text:p>3,4</text:p>
          </table:table-cell>
          <table:table-cell table:formula="of:=([.F18]*1000)/([.D18]*1000)" office:value-type="float" office:value="6.6147859922179" calcext:value-type="float">
            <text:p>6,61</text:p>
          </table:table-cell>
          <table:table-cell office:value-type="float" office:value="0" calcext:value-type="float">
            <text:p>0</text:p>
          </table:table-cell>
          <table:table-cell table:formula="of:=[.H18]/[.F18]*100" office:value-type="float" office:value="0" calcext:value-type="float">
            <text:p>0,00</text:p>
          </table:table-cell>
          <table:table-cell table:formula="of:=([.H18]*1000)/([.D18]*1000)" office:value-type="float" office:value="0" calcext:value-type="float">
            <text:p>0,00</text:p>
          </table:table-cell>
          <table:table-cell office:value-type="float" office:value="0.39" calcext:value-type="float">
            <text:p>0,39</text:p>
          </table:table-cell>
          <table:table-cell table:formula="of:=[.K18]/[.D18]" office:value-type="float" office:value="0.75875486381323" calcext:value-type="float">
            <text:p>0,76</text:p>
          </table:table-cell>
          <table:table-cell table:formula="of:=[.K18]*1000/[.F18]" office:value-type="float" office:value="114.705882352941" calcext:value-type="float">
            <text:p>114,71</text:p>
          </table:table-cell>
          <table:table-cell table:formula="of:=[.K18]*1000/[.H18]" office:value-type="string" office:string-value="" calcext:value-type="error">
            <text:p>#DIV/0!</text:p>
          </table:table-cell>
          <table:table-cell/>
          <table:table-cell office:value-type="float" office:value="1.346" calcext:value-type="float">
            <text:p>1,346</text:p>
          </table:table-cell>
          <table:table-cell table:formula="of:=([.P18]*1000)/([.D18]*10)" office:value-type="float" office:value="261.867704280156" calcext:value-type="float">
            <text:p>261,87</text:p>
          </table:table-cell>
          <table:table-cell table:formula="of:=([.P18]*1000)/[.F18]" office:value-type="float" office:value="395.882352941176" calcext:value-type="float">
            <text:p>395,88</text:p>
          </table:table-cell>
          <table:table-cell office:value-type="float" office:value="18" calcext:value-type="float">
            <text:p>18</text:p>
          </table:table-cell>
          <table:table-cell table:formula="of:=[.S18]/[.D18]*10" office:value-type="float" office:value="350.194552529183" calcext:value-type="float">
            <text:p>350,19</text:p>
          </table:table-cell>
          <table:table-cell table:formula="of:=[.S18]/([.F18])" office:value-type="float" office:value="5.29411764705882" calcext:value-type="float">
            <text:p>5,29</text:p>
          </table:table-cell>
          <table:table-cell table:formula="of:=[.S18]/([.P18]*10)" office:value-type="float" office:value="1.33729569093611" calcext:value-type="float">
            <text:p>1,34</text:p>
          </table:table-cell>
          <table:table-cell office:value-type="float" office:value="1.657" calcext:value-type="float">
            <text:p>1,657</text:p>
          </table:table-cell>
          <table:table-cell table:formula="of:=[.W18]*1000/([.P18]*10)" office:value-type="float" office:value="123.105497771174" calcext:value-type="float">
            <text:p>123,11</text:p>
          </table:table-cell>
          <table:table-cell office:value-type="float" office:value="3.49" calcext:value-type="float">
            <text:p>3,49</text:p>
          </table:table-cell>
          <table:table-cell office:value-type="float" office:value="45.6" calcext:value-type="float">
            <text:p>45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łochy</text:p>
          </table:table-cell>
          <table:table-cell office:value-type="float" office:value="60.31" calcext:value-type="float">
            <text:p>60,31</text:p>
          </table:table-cell>
          <table:table-cell office:value-type="float" office:value="301.34" calcext:value-type="float">
            <text:p>301,34</text:p>
          </table:table-cell>
          <table:table-cell office:value-type="float" office:value="487" calcext:value-type="float">
            <text:p>487</text:p>
          </table:table-cell>
          <table:table-cell table:formula="of:=([.F19]*1000)/([.D19]*1000)" office:value-type="float" office:value="8.07494611175593" calcext:value-type="float">
            <text:p>8,07</text:p>
          </table:table-cell>
          <table:table-cell table:style-name="ce8" office:value-type="float" office:value="6.76" calcext:value-type="float">
            <text:p>6,76</text:p>
          </table:table-cell>
          <table:table-cell table:formula="of:=[.H19]/[.F19]*100" office:value-type="float" office:value="1.38809034907598" calcext:value-type="float">
            <text:p>1,39</text:p>
          </table:table-cell>
          <table:table-cell table:formula="of:=([.H19]*1000)/([.D19]*1000)" office:value-type="float" office:value="0.11208754767037" calcext:value-type="float">
            <text:p>0,11</text:p>
          </table:table-cell>
          <table:table-cell office:value-type="float" office:value="39.54" calcext:value-type="float">
            <text:p>39,54</text:p>
          </table:table-cell>
          <table:table-cell table:formula="of:=[.K19]/[.D19]" office:value-type="float" office:value="0.655612667882606" calcext:value-type="float">
            <text:p>0,66</text:p>
          </table:table-cell>
          <table:table-cell table:formula="of:=[.K19]*1000/[.F19]" office:value-type="float" office:value="81.1909650924025" calcext:value-type="float">
            <text:p>81,19</text:p>
          </table:table-cell>
          <table:table-cell table:formula="of:=[.K19]*1000/[.H19]" office:value-type="float" office:value="5849.1124260355" calcext:value-type="float">
            <text:p>5849,11</text:p>
          </table:table-cell>
          <table:table-cell office:value-type="float" office:value="11.3" calcext:value-type="float">
            <text:p>11,30</text:p>
          </table:table-cell>
          <table:table-cell office:value-type="float" office:value="172.55" calcext:value-type="float">
            <text:p>172,55</text:p>
          </table:table-cell>
          <table:table-cell table:formula="of:=([.P19]*1000)/([.D19]*10)" office:value-type="float" office:value="286.105123528436" calcext:value-type="float">
            <text:p>286,11</text:p>
          </table:table-cell>
          <table:table-cell table:formula="of:=([.P19]*1000)/[.F19]" office:value-type="float" office:value="354.312114989733" calcext:value-type="float">
            <text:p>354,31</text:p>
          </table:table-cell>
          <table:table-cell office:value-type="float" office:value="3334" calcext:value-type="float">
            <text:p>3334</text:p>
          </table:table-cell>
          <table:table-cell table:formula="of:=[.S19]/[.D19]*10" office:value-type="float" office:value="552.810479190847" calcext:value-type="float">
            <text:p>552,81</text:p>
          </table:table-cell>
          <table:table-cell table:formula="of:=[.S19]/([.F19])" office:value-type="float" office:value="6.84599589322382" calcext:value-type="float">
            <text:p>6,85</text:p>
          </table:table-cell>
          <table:table-cell table:formula="of:=[.S19]/([.P19]*10)" office:value-type="float" office:value="1.93219356708201" calcext:value-type="float">
            <text:p>1,93</text:p>
          </table:table-cell>
          <table:table-cell office:value-type="float" office:value="242.919" calcext:value-type="float">
            <text:p>242,919</text:p>
          </table:table-cell>
          <table:table-cell table:formula="of:=[.W19]*1000/([.P19]*10)" office:value-type="float" office:value="140.781802376123" calcext:value-type="float">
            <text:p>140,78</text:p>
          </table:table-cell>
          <table:table-cell office:value-type="float" office:value="3.76" calcext:value-type="float">
            <text:p>3,76</text:p>
          </table:table-cell>
          <table:table-cell office:value-type="float" office:value="44.1" calcext:value-type="float">
            <text:p>44,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zechy</text:p>
          </table:table-cell>
          <table:table-cell office:value-type="float" office:value="10.69" calcext:value-type="float">
            <text:p>10,69</text:p>
          </table:table-cell>
          <table:table-cell office:value-type="float" office:value="78.86" calcext:value-type="float">
            <text:p>78,86</text:p>
          </table:table-cell>
          <table:table-cell office:value-type="float" office:value="130" calcext:value-type="float">
            <text:p>130</text:p>
          </table:table-cell>
          <table:table-cell table:formula="of:=([.F20]*1000)/([.D20]*1000)" office:value-type="float" office:value="12.1608980355472" calcext:value-type="float">
            <text:p>12,16</text:p>
          </table:table-cell>
          <table:table-cell office:value-type="float" office:value="1.24" calcext:value-type="float">
            <text:p>1,24</text:p>
          </table:table-cell>
          <table:table-cell table:formula="of:=[.H20]/[.F20]*100" office:value-type="float" office:value="0.953846153846154" calcext:value-type="float">
            <text:p>0,95</text:p>
          </table:table-cell>
          <table:table-cell table:formula="of:=([.H20]*1000)/([.D20]*1000)" office:value-type="float" office:value="0.11599625818522" calcext:value-type="float">
            <text:p>0,12</text:p>
          </table:table-cell>
          <table:table-cell office:value-type="float" office:value="5.53" calcext:value-type="float">
            <text:p>5,53</text:p>
          </table:table-cell>
          <table:table-cell table:formula="of:=[.K20]/[.D20]" office:value-type="float" office:value="0.517305893358279" calcext:value-type="float">
            <text:p>0,52</text:p>
          </table:table-cell>
          <table:table-cell table:formula="of:=[.K20]*1000/[.F20]" office:value-type="float" office:value="42.5384615384615" calcext:value-type="float">
            <text:p>42,54</text:p>
          </table:table-cell>
          <table:table-cell table:formula="of:=[.K20]*1000/[.H20]" office:value-type="float" office:value="4459.67741935484" calcext:value-type="float">
            <text:p>4459,68</text:p>
          </table:table-cell>
          <table:table-cell office:value-type="float" office:value="14.8" calcext:value-type="float">
            <text:p>14,80</text:p>
          </table:table-cell>
          <table:table-cell office:value-type="float" office:value="21.89" calcext:value-type="float">
            <text:p>21,89</text:p>
          </table:table-cell>
          <table:table-cell table:formula="of:=([.P20]*1000)/([.D20]*10)" office:value-type="float" office:value="204.770813844715" calcext:value-type="float">
            <text:p>204,77</text:p>
          </table:table-cell>
          <table:table-cell table:formula="of:=([.P20]*1000)/[.F20]" office:value-type="float" office:value="168.384615384615" calcext:value-type="float">
            <text:p>168,38</text:p>
          </table:table-cell>
          <table:table-cell office:value-type="float" office:value="656" calcext:value-type="float">
            <text:p>656</text:p>
          </table:table-cell>
          <table:table-cell table:formula="of:=[.S20]/[.D20]*10" office:value-type="float" office:value="613.657623947615" calcext:value-type="float">
            <text:p>613,66</text:p>
          </table:table-cell>
          <table:table-cell table:formula="of:=[.S20]/([.F20])" office:value-type="float" office:value="5.04615384615385" calcext:value-type="float">
            <text:p>5,05</text:p>
          </table:table-cell>
          <table:table-cell table:formula="of:=[.S20]/([.P20]*10)" office:value-type="float" office:value="2.99680219278209" calcext:value-type="float">
            <text:p>3,00</text:p>
          </table:table-cell>
          <table:table-cell office:value-type="float" office:value="27.591" calcext:value-type="float">
            <text:p>27,591</text:p>
          </table:table-cell>
          <table:table-cell table:formula="of:=[.W20]*1000/([.P20]*10)" office:value-type="float" office:value="126.043855641846" calcext:value-type="float">
            <text:p>126,04</text:p>
          </table:table-cell>
          <table:table-cell office:value-type="float" office:value="3.62" calcext:value-type="float">
            <text:p>3,62</text:p>
          </table:table-cell>
          <table:table-cell office:value-type="float" office:value="42.5" calcext:value-type="float">
            <text:p>42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iszpania</text:p>
          </table:table-cell>
          <table:table-cell office:value-type="float" office:value="47.43" calcext:value-type="float">
            <text:p>47,43</text:p>
          </table:table-cell>
          <table:table-cell office:value-type="float" office:value="505.99" calcext:value-type="float">
            <text:p>505,99</text:p>
          </table:table-cell>
          <table:table-cell office:value-type="float" office:value="683" calcext:value-type="float">
            <text:p>683</text:p>
          </table:table-cell>
          <table:table-cell table:formula="of:=([.F21]*1000)/([.D21]*1000)" office:value-type="float" office:value="14.4001686696184" calcext:value-type="float">
            <text:p>14,40</text:p>
          </table:table-cell>
          <table:table-cell table:style-name="ce8" office:value-type="float" office:value="17.1" calcext:value-type="float">
            <text:p>17,10</text:p>
          </table:table-cell>
          <table:table-cell table:formula="of:=[.H21]/[.F21]*100" office:value-type="float" office:value="2.50366032210835" calcext:value-type="float">
            <text:p>2,50</text:p>
          </table:table-cell>
          <table:table-cell table:formula="of:=([.H21]*1000)/([.D21]*1000)" office:value-type="float" office:value="0.360531309297913" calcext:value-type="float">
            <text:p>0,36</text:p>
          </table:table-cell>
          <table:table-cell office:value-type="float" office:value="23.5" calcext:value-type="float">
            <text:p>23,5</text:p>
          </table:table-cell>
          <table:table-cell table:formula="of:=[.K21]/[.D21]" office:value-type="float" office:value="0.495467004005903" calcext:value-type="float">
            <text:p>0,50</text:p>
          </table:table-cell>
          <table:table-cell table:formula="of:=[.K21]*1000/[.F21]" office:value-type="float" office:value="34.407027818448" calcext:value-type="float">
            <text:p>34,41</text:p>
          </table:table-cell>
          <table:table-cell table:formula="of:=[.K21]*1000/[.H21]" office:value-type="float" office:value="1374.26900584795" calcext:value-type="float">
            <text:p>1374,27</text:p>
          </table:table-cell>
          <table:table-cell office:value-type="float" office:value="12.4" calcext:value-type="float">
            <text:p>12,40</text:p>
          </table:table-cell>
          <table:table-cell office:value-type="float" office:value="102.29" calcext:value-type="float">
            <text:p>102,29</text:p>
          </table:table-cell>
          <table:table-cell table:formula="of:=([.P21]*1000)/([.D21]*10)" office:value-type="float" office:value="215.665190807506" calcext:value-type="float">
            <text:p>215,67</text:p>
          </table:table-cell>
          <table:table-cell table:formula="of:=([.P21]*1000)/[.F21]" office:value-type="float" office:value="149.765739385066" calcext:value-type="float">
            <text:p>149,77</text:p>
          </table:table-cell>
          <table:table-cell office:value-type="float" office:value="1806" calcext:value-type="float">
            <text:p>1806</text:p>
          </table:table-cell>
          <table:table-cell table:formula="of:=[.S21]/[.D21]*10" office:value-type="float" office:value="380.771663504111" calcext:value-type="float">
            <text:p>380,77</text:p>
          </table:table-cell>
          <table:table-cell table:formula="of:=[.S21]/([.F21])" office:value-type="float" office:value="2.64421669106881" calcext:value-type="float">
            <text:p>2,64</text:p>
          </table:table-cell>
          <table:table-cell table:formula="of:=[.S21]/([.P21]*10)" office:value-type="float" office:value="1.76556848176752" calcext:value-type="float">
            <text:p>1,77</text:p>
          </table:table-cell>
          <table:table-cell office:value-type="float" office:value="138.6" calcext:value-type="float">
            <text:p>138,6</text:p>
          </table:table-cell>
          <table:table-cell table:formula="of:=[.W21]*1000/([.P21]*10)" office:value-type="float" office:value="135.497116042624" calcext:value-type="float">
            <text:p>135,50</text:p>
          </table:table-cell>
          <table:table-cell office:value-type="float" office:value="4.95" calcext:value-type="float">
            <text:p>4,95</text:p>
          </table:table-cell>
          <table:table-cell office:value-type="float" office:value="42.2" calcext:value-type="float">
            <text:p>42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pr</text:p>
          </table:table-cell>
          <table:table-cell office:value-type="float" office:value="1.18" calcext:value-type="float">
            <text:p>1,18</text:p>
          </table:table-cell>
          <table:table-cell office:value-type="float" office:value="9.25" calcext:value-type="float">
            <text:p>9,25</text:p>
          </table:table-cell>
          <table:table-cell office:value-type="float" office:value="20" calcext:value-type="float">
            <text:p>20</text:p>
          </table:table-cell>
          <table:table-cell table:formula="of:=([.F22]*1000)/([.D22]*1000)" office:value-type="float" office:value="16.9491525423729" calcext:value-type="float">
            <text:p>16,95</text:p>
          </table:table-cell>
          <table:table-cell office:value-type="float" office:value="0.24" calcext:value-type="float">
            <text:p>0,24</text:p>
          </table:table-cell>
          <table:table-cell table:formula="of:=[.H22]/[.F22]*100" office:value-type="float" office:value="1.2" calcext:value-type="float">
            <text:p>1,20</text:p>
          </table:table-cell>
          <table:table-cell table:formula="of:=([.H22]*1000)/([.D22]*1000)" office:value-type="float" office:value="0.203389830508475" calcext:value-type="float">
            <text:p>0,20</text:p>
          </table:table-cell>
          <table:table-cell office:value-type="float" office:value="0.52" calcext:value-type="float">
            <text:p>0,52</text:p>
          </table:table-cell>
          <table:table-cell table:formula="of:=[.K22]/[.D22]" office:value-type="float" office:value="0.440677966101695" calcext:value-type="float">
            <text:p>0,44</text:p>
          </table:table-cell>
          <table:table-cell table:formula="of:=[.K22]*1000/[.F22]" office:value-type="float" office:value="26" calcext:value-type="float">
            <text:p>26,00</text:p>
          </table:table-cell>
          <table:table-cell table:formula="of:=[.K22]*1000/[.H22]" office:value-type="float" office:value="2166.66666666667" calcext:value-type="float">
            <text:p>2166,67</text:p>
          </table:table-cell>
          <table:table-cell/>
          <table:table-cell office:value-type="float" office:value="0.499" calcext:value-type="float">
            <text:p>0,499</text:p>
          </table:table-cell>
          <table:table-cell table:formula="of:=([.P22]*1000)/([.D22]*10)" office:value-type="float" office:value="42.2881355932203" calcext:value-type="float">
            <text:p>42,29</text:p>
          </table:table-cell>
          <table:table-cell table:formula="of:=([.P22]*1000)/[.F22]" office:value-type="float" office:value="24.95" calcext:value-type="float">
            <text:p>24,95</text:p>
          </table:table-cell>
          <table:table-cell office:value-type="float" office:value="49" calcext:value-type="float">
            <text:p>49</text:p>
          </table:table-cell>
          <table:table-cell table:formula="of:=[.S22]/[.D22]*10" office:value-type="float" office:value="415.254237288136" calcext:value-type="float">
            <text:p>415,25</text:p>
          </table:table-cell>
          <table:table-cell table:formula="of:=[.S22]/([.F22])" office:value-type="float" office:value="2.45" calcext:value-type="float">
            <text:p>2,45</text:p>
          </table:table-cell>
          <table:table-cell table:formula="of:=[.S22]/([.P22]*10)" office:value-type="float" office:value="9.81963927855711" calcext:value-type="float">
            <text:p>9,82</text:p>
          </table:table-cell>
          <table:table-cell office:value-type="float" office:value="0.741" calcext:value-type="float">
            <text:p>0,741</text:p>
          </table:table-cell>
          <table:table-cell table:formula="of:=[.W22]*1000/([.P22]*10)" office:value-type="float" office:value="148.496993987976" calcext:value-type="float">
            <text:p>148,50</text:p>
          </table:table-cell>
          <table:table-cell office:value-type="float" office:value="2.33" calcext:value-type="float">
            <text:p>2,33</text:p>
          </table:table-cell>
          <table:table-cell office:value-type="float" office:value="41.2" calcext:value-type="float">
            <text:p>41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łowenia</text:p>
          </table:table-cell>
          <table:table-cell office:value-type="float" office:value="2.09" calcext:value-type="float">
            <text:p>2,09</text:p>
          </table:table-cell>
          <table:table-cell office:value-type="float" office:value="20.27" calcext:value-type="float">
            <text:p>20,27</text:p>
          </table:table-cell>
          <table:table-cell office:value-type="float" office:value="43" calcext:value-type="float">
            <text:p>43</text:p>
          </table:table-cell>
          <table:table-cell table:formula="of:=([.F23]*1000)/([.D23]*1000)" office:value-type="float" office:value="20.5741626794258" calcext:value-type="float">
            <text:p>20,57</text:p>
          </table:table-cell>
          <table:table-cell office:value-type="float" office:value="0.781" calcext:value-type="float">
            <text:p>0,781</text:p>
          </table:table-cell>
          <table:table-cell table:formula="of:=[.H23]/[.F23]*100" office:value-type="float" office:value="1.81627906976744" calcext:value-type="float">
            <text:p>1,82</text:p>
          </table:table-cell>
          <table:table-cell table:formula="of:=([.H23]*1000)/([.D23]*1000)" office:value-type="float" office:value="0.373684210526316" calcext:value-type="float">
            <text:p>0,37</text:p>
          </table:table-cell>
          <table:table-cell office:value-type="float" office:value="1.11" calcext:value-type="float">
            <text:p>1,11</text:p>
          </table:table-cell>
          <table:table-cell table:formula="of:=[.K23]/[.D23]" office:value-type="float" office:value="0.5311004784689" calcext:value-type="float">
            <text:p>0,53</text:p>
          </table:table-cell>
          <table:table-cell table:formula="of:=[.K23]*1000/[.F23]" office:value-type="float" office:value="25.8139534883721" calcext:value-type="float">
            <text:p>25,81</text:p>
          </table:table-cell>
          <table:table-cell table:formula="of:=[.K23]*1000/[.H23]" office:value-type="float" office:value="1421.25480153649" calcext:value-type="float">
            <text:p>1421,25</text:p>
          </table:table-cell>
          <table:table-cell office:value-type="float" office:value="10.1" calcext:value-type="float">
            <text:p>10,10</text:p>
          </table:table-cell>
          <table:table-cell office:value-type="float" office:value="6.013" calcext:value-type="float">
            <text:p>6,013</text:p>
          </table:table-cell>
          <table:table-cell table:formula="of:=([.P23]*1000)/([.D23]*10)" office:value-type="float" office:value="287.703349282297" calcext:value-type="float">
            <text:p>287,70</text:p>
          </table:table-cell>
          <table:table-cell table:formula="of:=([.P23]*1000)/[.F23]" office:value-type="float" office:value="139.837209302326" calcext:value-type="float">
            <text:p>139,84</text:p>
          </table:table-cell>
          <table:table-cell office:value-type="float" office:value="91" calcext:value-type="float">
            <text:p>91</text:p>
          </table:table-cell>
          <table:table-cell table:formula="of:=[.S23]/[.D23]*10" office:value-type="float" office:value="435.406698564593" calcext:value-type="float">
            <text:p>435,41</text:p>
          </table:table-cell>
          <table:table-cell table:formula="of:=[.S23]/([.F23])" office:value-type="float" office:value="2.11627906976744" calcext:value-type="float">
            <text:p>2,12</text:p>
          </table:table-cell>
          <table:table-cell table:formula="of:=[.S23]/([.P23]*10)" office:value-type="float" office:value="1.51338766006985" calcext:value-type="float">
            <text:p>1,51</text:p>
          </table:table-cell>
          <table:table-cell office:value-type="float" office:value="7.68" calcext:value-type="float">
            <text:p>7,68</text:p>
          </table:table-cell>
          <table:table-cell table:formula="of:=[.W23]*1000/([.P23]*10)" office:value-type="float" office:value="127.723266256444" calcext:value-type="float">
            <text:p>127,72</text:p>
          </table:table-cell>
          <table:table-cell office:value-type="float" office:value="2.52" calcext:value-type="float">
            <text:p>2,52</text:p>
          </table:table-cell>
          <table:table-cell office:value-type="float" office:value="40.6" calcext:value-type="float">
            <text:p>40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tonia</text:p>
          </table:table-cell>
          <table:table-cell office:value-type="float" office:value="1.328" calcext:value-type="float">
            <text:p>1,328</text:p>
          </table:table-cell>
          <table:table-cell office:value-type="float" office:value="45.22" calcext:value-type="float">
            <text:p>45,22</text:p>
          </table:table-cell>
          <table:table-cell office:value-type="float" office:value="58" calcext:value-type="float">
            <text:p>58</text:p>
          </table:table-cell>
          <table:table-cell table:formula="of:=([.F24]*1000)/([.D24]*1000)" office:value-type="float" office:value="43.6746987951807" calcext:value-type="float">
            <text:p>43,67</text:p>
          </table:table-cell>
          <table:table-cell office:value-type="float" office:value="0.115" calcext:value-type="float">
            <text:p>0,115</text:p>
          </table:table-cell>
          <table:table-cell table:formula="of:=[.H24]/[.F24]*100" office:value-type="float" office:value="0.198275862068966" calcext:value-type="float">
            <text:p>0,20</text:p>
          </table:table-cell>
          <table:table-cell table:formula="of:=([.H24]*1000)/([.D24]*1000)" office:value-type="float" office:value="0.0865963855421687" calcext:value-type="float">
            <text:p>0,09</text:p>
          </table:table-cell>
          <table:table-cell office:value-type="float" office:value="0.72" calcext:value-type="float">
            <text:p>0,72</text:p>
          </table:table-cell>
          <table:table-cell table:formula="of:=[.K24]/[.D24]" office:value-type="float" office:value="0.542168674698795" calcext:value-type="float">
            <text:p>0,54</text:p>
          </table:table-cell>
          <table:table-cell table:formula="of:=[.K24]*1000/[.F24]" office:value-type="float" office:value="12.4137931034483" calcext:value-type="float">
            <text:p>12,41</text:p>
          </table:table-cell>
          <table:table-cell table:formula="of:=[.K24]*1000/[.H24]" office:value-type="float" office:value="6260.86956521739" calcext:value-type="float">
            <text:p>6260,87</text:p>
          </table:table-cell>
          <table:table-cell office:value-type="float" office:value="16.7" calcext:value-type="float">
            <text:p>16,70</text:p>
          </table:table-cell>
          <table:table-cell office:value-type="float" office:value="1.474" calcext:value-type="float">
            <text:p>1,474</text:p>
          </table:table-cell>
          <table:table-cell table:formula="of:=([.P24]*1000)/([.D24]*10)" office:value-type="float" office:value="110.993975903614" calcext:value-type="float">
            <text:p>110,99</text:p>
          </table:table-cell>
          <table:table-cell table:formula="of:=([.P24]*1000)/[.F24]" office:value-type="float" office:value="25.4137931034483" calcext:value-type="float">
            <text:p>25,41</text:p>
          </table:table-cell>
          <table:table-cell office:value-type="float" office:value="67" calcext:value-type="float">
            <text:p>67</text:p>
          </table:table-cell>
          <table:table-cell table:formula="of:=[.S24]/[.D24]*10" office:value-type="float" office:value="504.518072289157" calcext:value-type="float">
            <text:p>504,52</text:p>
          </table:table-cell>
          <table:table-cell table:formula="of:=[.S24]/([.F24])" office:value-type="float" office:value="1.1551724137931" calcext:value-type="float">
            <text:p>1,16</text:p>
          </table:table-cell>
          <table:table-cell table:formula="of:=[.S24]/([.P24]*10)" office:value-type="float" office:value="4.54545454545455" calcext:value-type="float">
            <text:p>4,55</text:p>
          </table:table-cell>
          <table:table-cell office:value-type="float" office:value="1.83" calcext:value-type="float">
            <text:p>1,83</text:p>
          </table:table-cell>
          <table:table-cell table:formula="of:=[.W24]*1000/([.P24]*10)" office:value-type="float" office:value="124.15196743555" calcext:value-type="float">
            <text:p>124,15</text:p>
          </table:table-cell>
          <table:table-cell office:value-type="float" office:value="3.24" calcext:value-type="float">
            <text:p>3,24</text:p>
          </table:table-cell>
          <table:table-cell office:value-type="float" office:value="38.8" calcext:value-type="float">
            <text:p>38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lska</text:p>
          </table:table-cell>
          <table:table-cell office:value-type="float" office:value="37.97" calcext:value-type="float">
            <text:p>37,97</text:p>
          </table:table-cell>
          <table:table-cell office:value-type="float" office:value="312.69" calcext:value-type="float">
            <text:p>312,69</text:p>
          </table:table-cell>
          <table:table-cell office:value-type="float" office:value="424" calcext:value-type="float">
            <text:p>424</text:p>
          </table:table-cell>
          <table:table-cell table:formula="of:=([.F25]*1000)/([.D25]*1000)" office:value-type="float" office:value="11.1667105609692" calcext:value-type="float">
            <text:p>11,17</text:p>
          </table:table-cell>
          <table:table-cell table:style-name="ce8" office:value-type="float" office:value="4.14" calcext:value-type="float">
            <text:p>4,14</text:p>
          </table:table-cell>
          <table:table-cell table:formula="of:=[.H25]/[.F25]*100" office:value-type="float" office:value="0.976415094339622" calcext:value-type="float">
            <text:p>0,98</text:p>
          </table:table-cell>
          <table:table-cell table:formula="of:=([.H25]*1000)/([.D25]*1000)" office:value-type="float" office:value="0.10903344745852" calcext:value-type="float">
            <text:p>0,11</text:p>
          </table:table-cell>
          <table:table-cell office:value-type="float" office:value="22.5" calcext:value-type="float">
            <text:p>22,5</text:p>
          </table:table-cell>
          <table:table-cell table:formula="of:=[.K25]/[.D25]" office:value-type="float" office:value="0.592573084013695" calcext:value-type="float">
            <text:p>0,59</text:p>
          </table:table-cell>
          <table:table-cell table:formula="of:=[.K25]*1000/[.F25]" office:value-type="float" office:value="53.0660377358491" calcext:value-type="float">
            <text:p>53,07</text:p>
          </table:table-cell>
          <table:table-cell table:formula="of:=[.K25]*1000/[.H25]" office:value-type="float" office:value="5434.78260869565" calcext:value-type="float">
            <text:p>5434,78</text:p>
          </table:table-cell>
          <table:table-cell office:value-type="float" office:value="13.9" calcext:value-type="float">
            <text:p>13,90</text:p>
          </table:table-cell>
          <table:table-cell office:value-type="float" office:value="31.67" calcext:value-type="float">
            <text:p>31,67</text:p>
          </table:table-cell>
          <table:table-cell table:formula="of:=([.P25]*1000)/([.D25]*10)" office:value-type="float" office:value="83.4079536476165" calcext:value-type="float">
            <text:p>83,41</text:p>
          </table:table-cell>
          <table:table-cell table:formula="of:=([.P25]*1000)/[.F25]" office:value-type="float" office:value="74.6933962264151" calcext:value-type="float">
            <text:p>74,69</text:p>
          </table:table-cell>
          <table:table-cell table:style-name="ce20" office:value-type="float" office:value="2862" calcext:value-type="float">
            <text:p>2862,00</text:p>
          </table:table-cell>
          <table:table-cell table:formula="of:=[.S25]/[.D25]*10" office:value-type="float" office:value="753.75296286542" calcext:value-type="float">
            <text:p>753,75</text:p>
          </table:table-cell>
          <table:table-cell table:formula="of:=[.S25]/([.F25])" office:value-type="float" office:value="6.75" calcext:value-type="float">
            <text:p>6,75</text:p>
          </table:table-cell>
          <table:table-cell table:formula="of:=[.S25]/([.P25]*10)" office:value-type="float" office:value="9.03694347963372" calcext:value-type="float">
            <text:p>9,04</text:p>
          </table:table-cell>
          <table:table-cell office:value-type="float" office:value="37.35" calcext:value-type="float">
            <text:p>37,35</text:p>
          </table:table-cell>
          <table:table-cell table:formula="of:=[.W25]*1000/([.P25]*10)" office:value-type="float" office:value="117.934954215346" calcext:value-type="float">
            <text:p>117,93</text:p>
          </table:table-cell>
          <table:table-cell office:value-type="float" office:value="2.22" calcext:value-type="float">
            <text:p>2,22</text:p>
          </table:table-cell>
          <table:table-cell office:value-type="float" office:value="34.2" calcext:value-type="float">
            <text:p>34,2</text:p>
          </table:table-cell>
          <table:table-cell table:style-name="ce30" office:value-type="float" office:value="2.9" calcext:value-type="float">
            <text:p>2,90</text:p>
          </table:table-cell>
          <table:table-cell table:style-name="ce31" office:value-type="float" office:value="5.1" calcext:value-type="float">
            <text:p>5,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ęgry</text:p>
          </table:table-cell>
          <table:table-cell office:value-type="float" office:value="9.76" calcext:value-type="float">
            <text:p>9,76</text:p>
          </table:table-cell>
          <table:table-cell office:value-type="float" office:value="93.02" calcext:value-type="float">
            <text:p>93,02</text:p>
          </table:table-cell>
          <table:table-cell office:value-type="float" office:value="210" calcext:value-type="float">
            <text:p>210</text:p>
          </table:table-cell>
          <table:table-cell table:formula="of:=([.F26]*1000)/([.D26]*1000)" office:value-type="float" office:value="21.516393442623" calcext:value-type="float">
            <text:p>21,52</text:p>
          </table:table-cell>
          <table:table-cell office:value-type="float" office:value="1.48" calcext:value-type="float">
            <text:p>1,48</text:p>
          </table:table-cell>
          <table:table-cell table:formula="of:=[.H26]/[.F26]*100" office:value-type="float" office:value="0.704761904761905" calcext:value-type="float">
            <text:p>0,70</text:p>
          </table:table-cell>
          <table:table-cell table:formula="of:=([.H26]*1000)/([.D26]*1000)" office:value-type="float" office:value="0.151639344262295" calcext:value-type="float">
            <text:p>0,15</text:p>
          </table:table-cell>
          <table:table-cell office:value-type="float" office:value="3.47" calcext:value-type="float">
            <text:p>3,47</text:p>
          </table:table-cell>
          <table:table-cell table:formula="of:=[.K26]/[.D26]" office:value-type="float" office:value="0.355532786885246" calcext:value-type="float">
            <text:p>0,36</text:p>
          </table:table-cell>
          <table:table-cell table:formula="of:=[.K26]*1000/[.F26]" office:value-type="float" office:value="16.5238095238095" calcext:value-type="float">
            <text:p>16,52</text:p>
          </table:table-cell>
          <table:table-cell table:formula="of:=[.K26]*1000/[.H26]" office:value-type="float" office:value="2344.59459459459" calcext:value-type="float">
            <text:p>2344,59</text:p>
          </table:table-cell>
          <table:table-cell office:value-type="float" office:value="15.7" calcext:value-type="float">
            <text:p>15,70</text:p>
          </table:table-cell>
          <table:table-cell office:value-type="float" office:value="16.95" calcext:value-type="float">
            <text:p>16,95</text:p>
          </table:table-cell>
          <table:table-cell table:formula="of:=([.P26]*1000)/([.D26]*10)" office:value-type="float" office:value="173.668032786885" calcext:value-type="float">
            <text:p>173,67</text:p>
          </table:table-cell>
          <table:table-cell table:formula="of:=([.P26]*1000)/[.F26]" office:value-type="float" office:value="80.7142857142857" calcext:value-type="float">
            <text:p>80,71</text:p>
          </table:table-cell>
          <table:table-cell office:value-type="float" office:value="633" calcext:value-type="float">
            <text:p>633</text:p>
          </table:table-cell>
          <table:table-cell table:formula="of:=[.S26]/[.D26]*10" office:value-type="float" office:value="648.565573770492" calcext:value-type="float">
            <text:p>648,57</text:p>
          </table:table-cell>
          <table:table-cell table:formula="of:=[.S26]/([.F26])" office:value-type="float" office:value="3.01428571428571" calcext:value-type="float">
            <text:p>3,01</text:p>
          </table:table-cell>
          <table:table-cell table:formula="of:=[.S26]/([.P26]*10)" office:value-type="float" office:value="3.73451327433628" calcext:value-type="float">
            <text:p>3,73</text:p>
          </table:table-cell>
          <table:table-cell office:value-type="float" office:value="21.99" calcext:value-type="float">
            <text:p>21,99</text:p>
          </table:table-cell>
          <table:table-cell table:formula="of:=[.W26]*1000/([.P26]*10)" office:value-type="float" office:value="129.734513274336" calcext:value-type="float">
            <text:p>129,73</text:p>
          </table:table-cell>
          <table:table-cell office:value-type="float" office:value="3.08" calcext:value-type="float">
            <text:p>3,08</text:p>
          </table:table-cell>
          <table:table-cell office:value-type="float" office:value="33.9" calcext:value-type="float">
            <text:p>33,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Łotwa</text:p>
          </table:table-cell>
          <table:table-cell office:value-type="float" office:value="1.899" calcext:value-type="float">
            <text:p>1,899</text:p>
          </table:table-cell>
          <table:table-cell office:value-type="float" office:value="64.55" calcext:value-type="float">
            <text:p>64,55</text:p>
          </table:table-cell>
          <table:table-cell office:value-type="float" office:value="70" calcext:value-type="float">
            <text:p>70</text:p>
          </table:table-cell>
          <table:table-cell table:formula="of:=([.F27]*1000)/([.D27]*1000)" office:value-type="float" office:value="36.8615060558189" calcext:value-type="float">
            <text:p>36,86</text:p>
          </table:table-cell>
          <table:table-cell office:value-type="float" office:value="0.02" calcext:value-type="float">
            <text:p>0,02</text:p>
          </table:table-cell>
          <table:table-cell table:formula="of:=[.H27]/[.F27]*100" office:value-type="float" office:value="0.0285714285714286" calcext:value-type="float">
            <text:p>0,03</text:p>
          </table:table-cell>
          <table:table-cell table:formula="of:=([.H27]*1000)/([.D27]*1000)" office:value-type="float" office:value="0.0105318588730911" calcext:value-type="float">
            <text:p>0,01</text:p>
          </table:table-cell>
          <table:table-cell office:value-type="float" office:value="0.72" calcext:value-type="float">
            <text:p>0,72</text:p>
          </table:table-cell>
          <table:table-cell table:formula="of:=[.K27]/[.D27]" office:value-type="float" office:value="0.37914691943128" calcext:value-type="float">
            <text:p>0,38</text:p>
          </table:table-cell>
          <table:table-cell table:formula="of:=[.K27]*1000/[.F27]" office:value-type="float" office:value="10.2857142857143" calcext:value-type="float">
            <text:p>10,29</text:p>
          </table:table-cell>
          <table:table-cell table:formula="of:=[.K27]*1000/[.H27]" office:value-type="float" office:value="36000" calcext:value-type="float">
            <text:p>36000,00</text:p>
          </table:table-cell>
          <table:table-cell office:value-type="float" office:value="13.9" calcext:value-type="float">
            <text:p>13,90</text:p>
          </table:table-cell>
          <table:table-cell office:value-type="float" office:value="3.975" calcext:value-type="float">
            <text:p>3,975</text:p>
          </table:table-cell>
          <table:table-cell table:formula="of:=([.P27]*1000)/([.D27]*10)" office:value-type="float" office:value="209.320695102686" calcext:value-type="float">
            <text:p>209,32</text:p>
          </table:table-cell>
          <table:table-cell table:formula="of:=([.P27]*1000)/[.F27]" office:value-type="float" office:value="56.7857142857143" calcext:value-type="float">
            <text:p>56,79</text:p>
          </table:table-cell>
          <table:table-cell office:value-type="float" office:value="148" calcext:value-type="float">
            <text:p>148</text:p>
          </table:table-cell>
          <table:table-cell table:formula="of:=[.S27]/[.D27]*10" office:value-type="float" office:value="779.357556608742" calcext:value-type="float">
            <text:p>779,36</text:p>
          </table:table-cell>
          <table:table-cell table:formula="of:=[.S27]/([.F27])" office:value-type="float" office:value="2.11428571428571" calcext:value-type="float">
            <text:p>2,11</text:p>
          </table:table-cell>
          <table:table-cell table:formula="of:=[.S27]/([.P27]*10)" office:value-type="float" office:value="3.72327044025157" calcext:value-type="float">
            <text:p>3,72</text:p>
          </table:table-cell>
          <table:table-cell office:value-type="float" office:value="4.79" calcext:value-type="float">
            <text:p>4,79</text:p>
          </table:table-cell>
          <table:table-cell table:formula="of:=[.W27]*1000/([.P27]*10)" office:value-type="float" office:value="120.503144654088" calcext:value-type="float">
            <text:p>120,50</text:p>
          </table:table-cell>
          <table:table-cell office:value-type="float" office:value="3.58" calcext:value-type="float">
            <text:p>3,58</text:p>
          </table:table-cell>
          <table:table-cell office:value-type="float" office:value="32.2" calcext:value-type="float">
            <text:p>32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umunia</text:p>
          </table:table-cell>
          <table:table-cell office:value-type="float" office:value="19.31" calcext:value-type="float">
            <text:p>19,31</text:p>
          </table:table-cell>
          <table:table-cell office:value-type="float" office:value="238.39" calcext:value-type="float">
            <text:p>238,39</text:p>
          </table:table-cell>
          <table:table-cell office:value-type="float" office:value="86" calcext:value-type="float">
            <text:p>86</text:p>
          </table:table-cell>
          <table:table-cell table:formula="of:=([.F28]*1000)/([.D28]*1000)" office:value-type="float" office:value="4.45365095805282" calcext:value-type="float">
            <text:p>4,45</text:p>
          </table:table-cell>
          <table:table-cell office:value-type="float" office:value="0.873" calcext:value-type="float">
            <text:p>0,873</text:p>
          </table:table-cell>
          <table:table-cell table:formula="of:=[.H28]/[.F28]*100" office:value-type="float" office:value="1.01511627906977" calcext:value-type="float">
            <text:p>1,02</text:p>
          </table:table-cell>
          <table:table-cell table:formula="of:=([.H28]*1000)/([.D28]*1000)" office:value-type="float" office:value="0.0452097358881409" calcext:value-type="float">
            <text:p>0,05</text:p>
          </table:table-cell>
          <table:table-cell office:value-type="float" office:value="8.9" calcext:value-type="float">
            <text:p>8,9</text:p>
          </table:table-cell>
          <table:table-cell table:formula="of:=[.K28]/[.D28]" office:value-type="float" office:value="0.46090108751942" calcext:value-type="float">
            <text:p>0,46</text:p>
          </table:table-cell>
          <table:table-cell table:formula="of:=[.K28]*1000/[.F28]" office:value-type="float" office:value="103.488372093023" calcext:value-type="float">
            <text:p>103,49</text:p>
          </table:table-cell>
          <table:table-cell table:formula="of:=[.K28]*1000/[.H28]" office:value-type="float" office:value="10194.7308132875" calcext:value-type="float">
            <text:p>10194,73</text:p>
          </table:table-cell>
          <table:table-cell office:value-type="float" office:value="16.3" calcext:value-type="float">
            <text:p>16,30</text:p>
          </table:table-cell>
          <table:table-cell office:value-type="float" office:value="30.2" calcext:value-type="float">
            <text:p>30,2</text:p>
          </table:table-cell>
          <table:table-cell table:formula="of:=([.P28]*1000)/([.D28]*10)" office:value-type="float" office:value="156.39564992232" calcext:value-type="float">
            <text:p>156,40</text:p>
          </table:table-cell>
          <table:table-cell table:formula="of:=([.P28]*1000)/[.F28]" office:value-type="float" office:value="351.162790697674" calcext:value-type="float">
            <text:p>351,16</text:p>
          </table:table-cell>
          <table:table-cell office:value-type="float" office:value="1867" calcext:value-type="float">
            <text:p>1867</text:p>
          </table:table-cell>
          <table:table-cell table:formula="of:=[.S28]/[.D28]*10" office:value-type="float" office:value="966.85655100984" calcext:value-type="float">
            <text:p>966,86</text:p>
          </table:table-cell>
          <table:table-cell table:formula="of:=[.S28]/([.F28])" office:value-type="float" office:value="21.7093023255814" calcext:value-type="float">
            <text:p>21,71</text:p>
          </table:table-cell>
          <table:table-cell table:formula="of:=[.S28]/([.P28]*10)" office:value-type="float" office:value="6.18211920529801" calcext:value-type="float">
            <text:p>6,18</text:p>
          </table:table-cell>
          <table:table-cell office:value-type="float" office:value="38.7" calcext:value-type="float">
            <text:p>38,7</text:p>
          </table:table-cell>
          <table:table-cell table:formula="of:=[.W28]*1000/([.P28]*10)" office:value-type="float" office:value="128.145695364238" calcext:value-type="float">
            <text:p>128,15</text:p>
          </table:table-cell>
          <table:table-cell office:value-type="float" office:value="2.45" calcext:value-type="float">
            <text:p>2,45</text:p>
          </table:table-cell>
          <table:table-cell office:value-type="float" office:value="32.2" calcext:value-type="float">
            <text:p>32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ecja</text:p>
          </table:table-cell>
          <table:table-cell office:value-type="float" office:value="10.72" calcext:value-type="float">
            <text:p>10,72</text:p>
          </table:table-cell>
          <table:table-cell office:value-type="float" office:value="131.95" calcext:value-type="float">
            <text:p>131,95</text:p>
          </table:table-cell>
          <table:table-cell office:value-type="float" office:value="116" calcext:value-type="float">
            <text:p>116</text:p>
          </table:table-cell>
          <table:table-cell table:formula="of:=([.F29]*1000)/([.D29]*1000)" office:value-type="float" office:value="10.8208955223881" calcext:value-type="float">
            <text:p>10,82</text:p>
          </table:table-cell>
          <table:table-cell office:value-type="float" office:value="2.5" calcext:value-type="float">
            <text:p>2,5</text:p>
          </table:table-cell>
          <table:table-cell table:formula="of:=[.H29]/[.F29]*100" office:value-type="float" office:value="2.1551724137931" calcext:value-type="float">
            <text:p>2,16</text:p>
          </table:table-cell>
          <table:table-cell table:formula="of:=([.H29]*1000)/([.D29]*1000)" office:value-type="float" office:value="0.233208955223881" calcext:value-type="float">
            <text:p>0,23</text:p>
          </table:table-cell>
          <table:table-cell office:value-type="float" office:value="5.23" calcext:value-type="float">
            <text:p>5,23</text:p>
          </table:table-cell>
          <table:table-cell table:formula="of:=[.K29]/[.D29]" office:value-type="float" office:value="0.487873134328358" calcext:value-type="float">
            <text:p>0,49</text:p>
          </table:table-cell>
          <table:table-cell table:formula="of:=[.K29]*1000/[.F29]" office:value-type="float" office:value="45.0862068965517" calcext:value-type="float">
            <text:p>45,09</text:p>
          </table:table-cell>
          <table:table-cell table:formula="of:=[.K29]*1000/[.H29]" office:value-type="float" office:value="2092" calcext:value-type="float">
            <text:p>2092,00</text:p>
          </table:table-cell>
          <table:table-cell office:value-type="float" office:value="15.7" calcext:value-type="float">
            <text:p>15,70</text:p>
          </table:table-cell>
          <table:table-cell office:value-type="float" office:value="10.73" calcext:value-type="float">
            <text:p>10,73</text:p>
          </table:table-cell>
          <table:table-cell table:formula="of:=([.P29]*1000)/([.D29]*10)" office:value-type="float" office:value="100.09328358209" calcext:value-type="float">
            <text:p>100,09</text:p>
          </table:table-cell>
          <table:table-cell table:formula="of:=([.P29]*1000)/[.F29]" office:value-type="float" office:value="92.5" calcext:value-type="float">
            <text:p>92,50</text:p>
          </table:table-cell>
          <table:table-cell office:value-type="float" office:value="700" calcext:value-type="float">
            <text:p>700</text:p>
          </table:table-cell>
          <table:table-cell table:formula="of:=[.S29]/[.D29]*10" office:value-type="float" office:value="652.985074626866" calcext:value-type="float">
            <text:p>652,99</text:p>
          </table:table-cell>
          <table:table-cell table:formula="of:=[.S29]/([.F29])" office:value-type="float" office:value="6.03448275862069" calcext:value-type="float">
            <text:p>6,03</text:p>
          </table:table-cell>
          <table:table-cell table:formula="of:=[.S29]/([.P29]*10)" office:value-type="float" office:value="6.5237651444548" calcext:value-type="float">
            <text:p>6,52</text:p>
          </table:table-cell>
          <table:table-cell office:value-type="float" office:value="13.14" calcext:value-type="float">
            <text:p>13,14</text:p>
          </table:table-cell>
          <table:table-cell table:formula="of:=[.W29]*1000/([.P29]*10)" office:value-type="float" office:value="122.460391425909" calcext:value-type="float">
            <text:p>122,46</text:p>
          </table:table-cell>
          <table:table-cell office:value-type="float" office:value="5.4" calcext:value-type="float">
            <text:p>5,4</text:p>
          </table:table-cell>
          <table:table-cell office:value-type="float" office:value="31.3" calcext:value-type="float">
            <text:p>31,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orwacja</text:p>
          </table:table-cell>
          <table:table-cell office:value-type="float" office:value="4.05" calcext:value-type="float">
            <text:p>4,05</text:p>
          </table:table-cell>
          <table:table-cell office:value-type="float" office:value="56.59" calcext:value-type="float">
            <text:p>56,59</text:p>
          </table:table-cell>
          <table:table-cell office:value-type="float" office:value="29" calcext:value-type="float">
            <text:p>29</text:p>
          </table:table-cell>
          <table:table-cell table:formula="of:=([.F30]*1000)/([.D30]*1000)" office:value-type="float" office:value="7.16049382716049" calcext:value-type="float">
            <text:p>7,16</text:p>
          </table:table-cell>
          <table:table-cell office:value-type="float" office:value="1.32" calcext:value-type="float">
            <text:p>1,32</text:p>
          </table:table-cell>
          <table:table-cell table:formula="of:=[.H30]/[.F30]*100" office:value-type="float" office:value="4.55172413793104" calcext:value-type="float">
            <text:p>4,55</text:p>
          </table:table-cell>
          <table:table-cell table:formula="of:=([.H30]*1000)/([.D30]*1000)" office:value-type="float" office:value="0.325925925925926" calcext:value-type="float">
            <text:p>0,33</text:p>
          </table:table-cell>
          <table:table-cell office:value-type="float" office:value="1.59" calcext:value-type="float">
            <text:p>1,59</text:p>
          </table:table-cell>
          <table:table-cell table:formula="of:=[.K30]/[.D30]" office:value-type="float" office:value="0.392592592592593" calcext:value-type="float">
            <text:p>0,39</text:p>
          </table:table-cell>
          <table:table-cell table:formula="of:=[.K30]*1000/[.F30]" office:value-type="float" office:value="54.8275862068965" calcext:value-type="float">
            <text:p>54,83</text:p>
          </table:table-cell>
          <table:table-cell table:formula="of:=[.K30]*1000/[.H30]" office:value-type="float" office:value="1204.54545454545" calcext:value-type="float">
            <text:p>1204,55</text:p>
          </table:table-cell>
          <table:table-cell office:value-type="float" office:value="12.6" calcext:value-type="float">
            <text:p>12,60</text:p>
          </table:table-cell>
          <table:table-cell office:value-type="float" office:value="10.45" calcext:value-type="float">
            <text:p>10,45</text:p>
          </table:table-cell>
          <table:table-cell table:formula="of:=([.P30]*1000)/([.D30]*10)" office:value-type="float" office:value="258.024691358025" calcext:value-type="float">
            <text:p>258,02</text:p>
          </table:table-cell>
          <table:table-cell table:formula="of:=([.P30]*1000)/[.F30]" office:value-type="float" office:value="360.344827586207" calcext:value-type="float">
            <text:p>360,34</text:p>
          </table:table-cell>
          <table:table-cell office:value-type="float" office:value="317" calcext:value-type="float">
            <text:p>317</text:p>
          </table:table-cell>
          <table:table-cell table:formula="of:=[.S30]/[.D30]*10" office:value-type="float" office:value="782.716049382716" calcext:value-type="float">
            <text:p>782,72</text:p>
          </table:table-cell>
          <table:table-cell table:formula="of:=[.S30]/([.F30])" office:value-type="float" office:value="10.9310344827586" calcext:value-type="float">
            <text:p>10,93</text:p>
          </table:table-cell>
          <table:table-cell table:style-name="ce24" table:formula="of:=[.S30]/([.P30]*10)" office:value-type="float" office:value="3.03349282296651" calcext:value-type="float">
            <text:p>3,03</text:p>
          </table:table-cell>
          <table:table-cell office:value-type="float" office:value="13.98" calcext:value-type="float">
            <text:p>13,98</text:p>
          </table:table-cell>
          <table:table-cell table:formula="of:=[.W30]*1000/([.P30]*10)" office:value-type="float" office:value="133.77990430622" calcext:value-type="float">
            <text:p>133,78</text:p>
          </table:table-cell>
          <table:table-cell office:value-type="float" office:value="2.84" calcext:value-type="float">
            <text:p>2,84</text:p>
          </table:table-cell>
          <table:table-cell office:value-type="float" office:value="29.9" calcext:value-type="float">
            <text:p>29,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ługaria</text:p>
          </table:table-cell>
          <table:table-cell office:value-type="float" office:value="6.95" calcext:value-type="float">
            <text:p>6,95</text:p>
          </table:table-cell>
          <table:table-cell office:value-type="float" office:value="110.99" calcext:value-type="float">
            <text:p>110,99</text:p>
          </table:table-cell>
          <table:table-cell office:value-type="float" office:value="41" calcext:value-type="float">
            <text:p>41</text:p>
          </table:table-cell>
          <table:table-cell table:formula="of:=([.F31]*1000)/([.D31]*1000)" office:value-type="float" office:value="5.89928057553957" calcext:value-type="float">
            <text:p>5,90</text:p>
          </table:table-cell>
          <table:table-cell office:value-type="float" office:value="0.8" calcext:value-type="float">
            <text:p>0,8</text:p>
          </table:table-cell>
          <table:table-cell table:formula="of:=[.H31]/[.F31]*100" office:value-type="float" office:value="1.95121951219512" calcext:value-type="float">
            <text:p>1,95</text:p>
          </table:table-cell>
          <table:table-cell table:formula="of:=([.H31]*1000)/([.D31]*1000)" office:value-type="float" office:value="0.115107913669065" calcext:value-type="float">
            <text:p>0,12</text:p>
          </table:table-cell>
          <table:table-cell office:value-type="float" office:value="2.77" calcext:value-type="float">
            <text:p>2,77</text:p>
          </table:table-cell>
          <table:table-cell table:formula="of:=[.K31]/[.D31]" office:value-type="float" office:value="0.398561151079137" calcext:value-type="float">
            <text:p>0,40</text:p>
          </table:table-cell>
          <table:table-cell table:formula="of:=[.K31]*1000/[.F31]" office:value-type="float" office:value="67.5609756097561" calcext:value-type="float">
            <text:p>67,56</text:p>
          </table:table-cell>
          <table:table-cell table:formula="of:=[.K31]*1000/[.H31]" office:value-type="float" office:value="3462.5" calcext:value-type="float">
            <text:p>3462,50</text:p>
          </table:table-cell>
          <table:table-cell/>
          <table:table-cell office:value-type="float" office:value="6.684" calcext:value-type="float">
            <text:p>6,684</text:p>
          </table:table-cell>
          <table:table-cell table:formula="of:=([.P31]*1000)/([.D31]*10)" office:value-type="float" office:value="96.1726618705036" calcext:value-type="float">
            <text:p>96,17</text:p>
          </table:table-cell>
          <table:table-cell table:formula="of:=([.P31]*1000)/[.F31]" office:value-type="float" office:value="163.024390243902" calcext:value-type="float">
            <text:p>163,02</text:p>
          </table:table-cell>
          <table:table-cell office:value-type="float" office:value="610" calcext:value-type="float">
            <text:p>610</text:p>
          </table:table-cell>
          <table:table-cell table:formula="of:=[.S31]/[.D31]*10" office:value-type="float" office:value="877.697841726619" calcext:value-type="float">
            <text:p>877,70</text:p>
          </table:table-cell>
          <table:table-cell table:formula="of:=[.S31]/([.F31])" office:value-type="float" office:value="14.8780487804878" calcext:value-type="float">
            <text:p>14,88</text:p>
          </table:table-cell>
          <table:table-cell table:formula="of:=[.S31]/([.P31]*10)" office:value-type="float" office:value="9.12627169359665" calcext:value-type="float">
            <text:p>9,13</text:p>
          </table:table-cell>
          <table:table-cell office:value-type="float" office:value="8.45" calcext:value-type="float">
            <text:p>8,45</text:p>
          </table:table-cell>
          <table:table-cell table:formula="of:=[.W31]*1000/([.P31]*10)" office:value-type="float" office:value="126.421304608019" calcext:value-type="float">
            <text:p>126,42</text:p>
          </table:table-cell>
          <table:table-cell office:value-type="float" office:value="3.87" calcext:value-type="float">
            <text:p>3,87</text:p>
          </table:table-cell>
          <table:table-cell office:value-type="float" office:value="24.5" calcext:value-type="float">
            <text:p>24,5</text:p>
          </table:table-cell>
          <table:table-cell table:number-columns-repeated="7"/>
        </table:table-row>
        <calcext:conditional-formats>
          <calcext:conditional-format calcext:target-range-address="Sheet1.D8:Sheet1.D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E8:Sheet1.E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F8:Sheet1.F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G8:Sheet1.G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H8:Sheet1.H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J8:Sheet1.J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K8:Sheet1.K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L8:Sheet1.L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M8:Sheet1.M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N8:Sheet1.N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P8:Sheet1.P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Q8:Sheet1.Q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R8:Sheet1.R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S8:Sheet1.S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T8:Sheet1.T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U8:Sheet1.U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V8:Sheet1.V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W8:Sheet1.W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X8:Sheet1.X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I8:Sheet1.I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O8:Sheet1.O3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Sheet1.Y8:Sheet1.Y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  <calcext:conditional-format calcext:target-range-address="Sheet1.Z8:Sheet1.Z31">
            <calcext:color-scale>
              <calcext:color-scale-entry calcext:value="0" calcext:type="minimum" calcext:color="#ffa6a6"/>
              <calcext:color-scale-entry calcext:value="50" calcext:type="percentile" calcext:color="#ffffa6"/>
              <calcext:color-scale-entry calcext:value="0" calcext:type="maximum" calcext:color="#afd09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C7:Sheet1.AB31">
          <table:sort>
            <table:sort-by table:field-number="2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0T19:04:00.749000000</meta:creation-date>
    <dc:date>2020-10-11T07:57:38.626000000</dc:date>
    <meta:editing-duration>PT3H10M27S</meta:editing-duration>
    <meta:editing-cycles>6</meta:editing-cycles>
    <meta:generator>LibreOffice/6.4.1.2$Windows_X86_64 LibreOffice_project/4d224e95b98b138af42a64d84056446d09082932</meta:generator>
    <meta:document-statistic meta:table-count="1" meta:cell-count="601" meta:object-count="0"/>
  </office:meta>
</office:document-meta>
</file>